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.533cm" svg:y="9.966cm">
            <draw:object draw:notify-on-update-of-ranges="Sheet1.D13:Sheet1.D17 Sheet1.H13:Sheet1.H17 Sheet1.D12:Sheet1.D18 Sheet1.M12:Sheet1.M18 Sheet1.D12:Sheet1.D18 Sheet1.K12:Sheet1.K18 Sheet1.D12:Sheet1.D18 Sheet1.L12:Sheet1.L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2.552cm" svg:y="9.961cm">
            <draw:object draw:notify-on-update-of-ranges="Sheet1.D14:Sheet1.D17 Sheet1.H14:Sheet1.H17 Sheet1.D14:Sheet1.D17 Sheet1.I14:Sheet1.I17 Sheet1.D14:Sheet1.D17 Sheet1.J14:Sheet1.J17 Sheet1.D13:Sheet1.D18 Sheet1.K13:Sheet1.K18 Sheet1.D13:Sheet1.D18 Sheet1.L13:Sheet1.L18 Sheet1.D12:Sheet1.D18 Sheet1.M13:Sheet1.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96cm" svg:height="9.409cm" svg:x="6.745cm" svg:y="27.539cm">
            <draw:object draw:notify-on-update-of-ranges="Sheet1.B54:Sheet1.B60 Sheet1.D52:Sheet1.D52 Sheet1.D54:Sheet1.D60 Sheet1.B54:Sheet1.B60 Sheet1.E52:Sheet1.E52 Sheet1.E54:Sheet1.E60 Sheet1.B54:Sheet1.B60 Sheet1.F52:Sheet1.F52 Sheet1.F54:Sheet1.F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804cm" svg:height="9.396cm" svg:x="24.808cm" svg:y="27.571cm">
            <draw:object draw:notify-on-update-of-ranges="Sheet1.B54:Sheet1.B60 Sheet1.L52:Sheet1.L52 Sheet1.L54:Sheet1.L60 Sheet1.B54:Sheet1.B60 Sheet1.M52:Sheet1.M52 Sheet1.M54:Sheet1.M60 Sheet1.B54:Sheet1.B60 Sheet1.N52:Sheet1.N52 Sheet1.N54:Sheet1.N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722cm" svg:height="9.377cm" svg:x="42.925cm" svg:y="27.546cm">
            <draw:object draw:notify-on-update-of-ranges="Sheet1.B54:Sheet1.B60 Sheet1.T52:Sheet1.T52 Sheet1.T54:Sheet1.T60 Sheet1.B54:Sheet1.B60 Sheet1.U52:Sheet1.U52 Sheet1.U54:Sheet1.U60 Sheet1.B54:Sheet1.B60 Sheet1.V52:Sheet1.V52 Sheet1.V54:Sheet1.V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.773cm" svg:height="9.322cm" svg:x="60.964cm" svg:y="27.597cm">
            <draw:object draw:notify-on-update-of-ranges="Sheet1.B54:Sheet1.B60 Sheet1.Z52:Sheet1.Z52 Sheet1.Z54:Sheet1.Z60 Sheet1.B54:Sheet1.B60 Sheet1.AA52:Sheet1.AA52 Sheet1.AA54:Sheet1.AA60 Sheet1.B54:Sheet1.B60 Sheet1.AB52:Sheet1.AB52 Sheet1.AB54:Sheet1.AB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.723cm" svg:height="9.379cm" svg:x="79.049cm" svg:y="27.543cm">
            <draw:object draw:notify-on-update-of-ranges="Sheet1.B54:Sheet1.B60 Sheet1.AF52:Sheet1.AF52 Sheet1.AF54:Sheet1.AF60 Sheet1.B54:Sheet1.B60 Sheet1.AG52:Sheet1.AG52 Sheet1.AG54:Sheet1.AG60 Sheet1.B54:Sheet1.B60 Sheet1.AH52:Sheet1.AH52 Sheet1.AH54:Sheet1.AH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796cm" svg:height="8.959cm" svg:x="6.776cm" svg:y="47.943cm">
            <draw:object draw:notify-on-update-of-ranges="Sheet1.B54:Sheet1.B60 Sheet1.Z50:Sheet1.Z50 Sheet1.AB54:Sheet1.AB60 Sheet1.B54:Sheet1.B60 Sheet1.D50:Sheet1.D50 Sheet1.D54:Sheet1.D60 Sheet1.B54:Sheet1.B60 Sheet1.L50:Sheet1.L50 Sheet1.N54:Sheet1.N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5.796cm" svg:height="9.269cm" svg:x="6.801cm" svg:y="37.533cm">
            <draw:object draw:notify-on-update-of-ranges="Sheet1.B58:Sheet1.B60 Sheet1.D52:Sheet1.D52 Sheet1.D58:Sheet1.D60 Sheet1.B58:Sheet1.B60 Sheet1.E52:Sheet1.E52 Sheet1.E58:Sheet1.E60 Sheet1.B58:Sheet1.B60 Sheet1.F52:Sheet1.F52 Sheet1.F58:Sheet1.F6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style-name="gr1" draw:text-style-name="P1" svg:width="15.804cm" svg:height="9.269cm" svg:x="24.834cm" svg:y="37.559cm">
            <draw:object draw:notify-on-update-of-ranges="Sheet1.B58:Sheet1.B60 Sheet1.L52:Sheet1.L52 Sheet1.L58:Sheet1.L60 Sheet1.B58:Sheet1.B60 Sheet1.M52:Sheet1.M52 Sheet1.M58:Sheet1.M60 Sheet1.B58:Sheet1.B60 Sheet1.N52:Sheet1.N52 Sheet1.N58:Sheet1.N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0" draw:style-name="gr1" draw:text-style-name="P1" svg:width="15.722cm" svg:height="9.377cm" svg:x="42.894cm" svg:y="37.532cm">
            <draw:object draw:notify-on-update-of-ranges="Sheet1.B58:Sheet1.B60 Sheet1.T52:Sheet1.T52 Sheet1.T58:Sheet1.T60 Sheet1.B58:Sheet1.B60 Sheet1.U52:Sheet1.U52 Sheet1.U58:Sheet1.U60 Sheet1.B58:Sheet1.B60 Sheet1.V52:Sheet1.V52 Sheet1.V58:Sheet1.V6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15.773cm" svg:height="9.322cm" svg:x="60.988cm" svg:y="37.558cm">
            <draw:object draw:notify-on-update-of-ranges="Sheet1.B58:Sheet1.B60 Sheet1.Z52:Sheet1.Z52 Sheet1.Z58:Sheet1.Z60 Sheet1.B58:Sheet1.B60 Sheet1.AA52:Sheet1.AA52 Sheet1.AA58:Sheet1.AA60 Sheet1.B58:Sheet1.B60 Sheet1.AB52:Sheet1.AB52 Sheet1.AB58:Sheet1.AB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15.723cm" svg:height="9.296cm" svg:x="79.077cm" svg:y="37.533cm">
            <draw:object draw:notify-on-update-of-ranges="Sheet1.B58:Sheet1.B60 Sheet1.AF52:Sheet1.AF52 Sheet1.AF58:Sheet1.AF60 Sheet1.B58:Sheet1.B60 Sheet1.AG52:Sheet1.AG52 Sheet1.AG58:Sheet1.AG60 Sheet1.B58:Sheet1.B60 Sheet1.AH52:Sheet1.AH52 Sheet1.AH58:Sheet1.AH6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15.796cm" svg:height="8.959cm" svg:x="6.744cm" svg:y="58.276cm">
            <draw:object draw:notify-on-update-of-ranges="Sheet1.B58:Sheet1.B60 Sheet1.Z50:Sheet1.Z50 Sheet1.AB58:Sheet1.AB60 Sheet1.B58:Sheet1.B60 Sheet1.D50:Sheet1.D50 Sheet1.D58:Sheet1.D60 Sheet1.B58:Sheet1.B60 Sheet1.L50:Sheet1.L50 Sheet1.N58:Sheet1.N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4" draw:style-name="gr1" draw:text-style-name="P1" svg:width="15.804cm" svg:height="9.396cm" svg:x="24.835cm" svg:y="77.759cm">
            <draw:object draw:notify-on-update-of-ranges="Sheet1.B54:Sheet1.B60 Sheet1.L52:Sheet1.L52 Sheet1.L54:Sheet1.L60 Sheet1.B54:Sheet1.B60 Sheet1.M52:Sheet1.M52 Sheet1.M54:Sheet1.M60 Sheet1.B54:Sheet1.B60 Sheet1.N52:Sheet1.N52 Sheet1.N54:Sheet1.N60 Sheet1.L161:Sheet1.L161 Sheet1.L163:Sheet1.L169 Sheet1.B163:Sheet1.B169 Sheet1.M161:Sheet1.M161 Sheet1.M163:Sheet1.M169 Sheet1.B163:Sheet1.B169 Sheet1.N161:Sheet1.N161 Sheet1.N163:Sheet1.N169 Sheet1.B163:Sheet1.B16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.804cm" svg:height="9.396cm" svg:x="42.899cm" svg:y="77.69cm">
            <draw:object draw:notify-on-update-of-ranges="Sheet1.B163:Sheet1.B169 Sheet1.P161:Sheet1.P161 Sheet1.P163:Sheet1.P169 Sheet1.B163:Sheet1.B169 Sheet1.Q161:Sheet1.Q161 Sheet1.Q163:Sheet1.Q169 Sheet1.B163:Sheet1.B169 Sheet1.R161:Sheet1.R161 Sheet1.R163:Sheet1.R169 Sheet1.S161:Sheet1.S161 Sheet1.S163:Sheet1.S169 Sheet1.B163:Sheet1.B169 Sheet1.T161:Sheet1.T161 Sheet1.T163:Sheet1.T169 Sheet1.B163:Sheet1.B16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4">
          <table:table-cell table:number-columns-repeated="34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6785409" calcext:value-type="float">
            <text:p>16785409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table:number-columns-repeated="5"/>
          <table:table-cell office:value-type="float" office:value="6.368" calcext:value-type="float">
            <text:p>6.368</text:p>
          </table:table-cell>
          <table:table-cell office:value-type="float" office:value="1.714" calcext:value-type="float">
            <text:p>1.714</text:p>
          </table:table-cell>
          <table:table-cell office:value-type="float" office:value="1.422" calcext:value-type="float">
            <text:p>1.42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.946" calcext:value-type="float">
            <text:p>4.946</text:p>
          </table:table-cell>
          <table:table-cell office:value-type="float" office:value="2.136" calcext:value-type="float">
            <text:p>2.136</text:p>
          </table:table-cell>
          <table:table-cell office:value-type="float" office:value="0.696" calcext:value-type="float">
            <text:p>0.696</text:p>
          </table:table-cell>
          <table:table-cell office:value-type="float" office:value="1.001" calcext:value-type="float">
            <text:p>1.001</text:p>
          </table:table-cell>
          <table:table-cell office:value-type="float" office:value="0.68" calcext:value-type="float">
            <text:p>0.68</text:p>
          </table:table-cell>
          <table:table-cell office:value-type="float" office:value="0.621" calcext:value-type="float">
            <text:p>0.62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office:value-type="float" office:value="0.767" calcext:value-type="float">
            <text:p>0.767</text:p>
          </table:table-cell>
          <table:table-cell office:value-type="float" office:value="0.409" calcext:value-type="float">
            <text:p>0.409</text:p>
          </table:table-cell>
          <table:table-cell office:value-type="float" office:value="0.573" calcext:value-type="float">
            <text:p>0.57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8" calcext:value-type="float">
            <text:p>0.398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0.431" calcext:value-type="float">
            <text:p>0.4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496" calcext:value-type="float">
            <text:p>0.496</text:p>
          </table:table-cell>
          <table:table-cell office:value-type="float" office:value="0.338" calcext:value-type="float">
            <text:p>0.3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3" calcext:value-type="float">
            <text:p>0.36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1" calcext:value-type="float">
            <text:p>0.30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39" calcext:value-type="float">
            <text:p>0.4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3" calcext:value-type="float">
            <text:p>0.40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1" calcext:value-type="float">
            <text:p>0.27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331" calcext:value-type="float">
            <text:p>0.33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6" calcext:value-type="float">
            <text:p>0.266</text:p>
          </table:table-cell>
          <table:table-cell table:number-columns-repeated="21"/>
        </table:table-row>
        <table:table-row table:style-name="ro1" table:number-rows-repeated="31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CQZone</text:p>
          </table:table-cell>
          <table:table-cell table:number-columns-repeated="7"/>
          <table:table-cell office:value-type="string" calcext:value-type="string">
            <text:p>HsqlHtmid</text:p>
          </table:table-cell>
          <table:table-cell table:number-columns-repeated="7"/>
          <table:table-cell office:value-type="string" calcext:value-type="string">
            <text:p>HsqlZone</text:p>
          </table:table-cell>
          <table:table-cell table:number-columns-repeated="5"/>
          <table:table-cell office:value-type="string" calcext:value-type="string">
            <text:p>HsqlZone</text:p>
          </table:table-cell>
          <table:table-cell table:number-columns-repeated="5"/>
          <table:table-cell office:value-type="string" calcext:value-type="string">
            <text:p>HsqlZ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one</text:p>
          </table:table-cell>
          <table:table-cell table:number-columns-repeated="7"/>
          <table:table-cell office:value-type="string" calcext:value-type="string">
            <text:p>zone</text:p>
          </table:table-cell>
          <table:table-cell table:number-columns-repeated="7"/>
          <table:table-cell office:value-type="string" calcext:value-type="string">
            <text:p>SEPARATE</text:p>
          </table:table-cell>
          <table:table-cell table:number-columns-repeated="5"/>
          <table:table-cell office:value-type="string" calcext:value-type="string">
            <text:p>COMBINED</text:p>
          </table:table-cell>
          <table:table-cell table:number-columns-repeated="5"/>
          <table:table-cell office:value-type="string" calcext:value-type="string">
            <text:p>COMPLE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=0.03125</text:p>
          </table:table-cell>
          <table:table-cell office:value-type="string" calcext:value-type="string">
            <text:p>z=0.015625</text:p>
          </table:table-cell>
          <table:table-cell office:value-type="string" calcext:value-type="string">
            <text:p>z=0.0078125</text:p>
          </table:table-cell>
          <table:table-cell table:number-columns-repeated="5"/>
          <table:table-cell office:value-type="string" calcext:value-type="string">
            <text:p>z1 0.03125</text:p>
          </table:table-cell>
          <table:table-cell office:value-type="string" calcext:value-type="string">
            <text:p>z1 0.015625</text:p>
          </table:table-cell>
          <table:table-cell office:value-type="string" calcext:value-type="string">
            <text:p>z1 0.0078125</text:p>
          </table:table-cell>
          <table:table-cell table:number-columns-repeated="5"/>
          <table:table-cell office:value-type="string" calcext:value-type="string">
            <text:p>z=0.03125</text:p>
          </table:table-cell>
          <table:table-cell office:value-type="string" calcext:value-type="string">
            <text:p>z=0.015625</text:p>
          </table:table-cell>
          <table:table-cell office:value-type="string" calcext:value-type="string">
            <text:p>z=0.0078125</text:p>
          </table:table-cell>
          <table:table-cell table:number-columns-repeated="3"/>
          <table:table-cell office:value-type="string" calcext:value-type="string">
            <text:p>z=0.03125</text:p>
          </table:table-cell>
          <table:table-cell office:value-type="string" calcext:value-type="string">
            <text:p>z=0.015625</text:p>
          </table:table-cell>
          <table:table-cell office:value-type="string" calcext:value-type="string">
            <text:p>z=0.0078125</text:p>
          </table:table-cell>
          <table:table-cell table:number-columns-repeated="3"/>
          <table:table-cell office:value-type="string" calcext:value-type="string">
            <text:p>Z=0.03125</text:p>
          </table:table-cell>
          <table:table-cell office:value-type="string" calcext:value-type="string">
            <text:p>z=0.015625</text:p>
          </table:table-cell>
          <table:table-cell office:value-type="string" calcext:value-type="string">
            <text:p>Z=0.0078125</text:p>
          </table:table-cell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time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44.22" calcext:value-type="float">
            <text:p>44.22</text:p>
          </table:table-cell>
          <table:table-cell office:value-type="float" office:value="53.138" calcext:value-type="float">
            <text:p>53.138</text:p>
          </table:table-cell>
          <table:table-cell office:value-type="float" office:value="60.391" calcext:value-type="float">
            <text:p>60.391</text:p>
          </table:table-cell>
          <table:table-cell table:number-columns-repeated="5"/>
          <table:table-cell office:value-type="float" office:value="14.241" calcext:value-type="float">
            <text:p>14.241</text:p>
          </table:table-cell>
          <table:table-cell office:value-type="float" office:value="8.886" calcext:value-type="float">
            <text:p>8.886</text:p>
          </table:table-cell>
          <table:table-cell office:value-type="float" office:value="8.871" calcext:value-type="float">
            <text:p>8.871</text:p>
          </table:table-cell>
          <table:table-cell table:number-columns-repeated="5"/>
          <table:table-cell office:value-type="float" office:value="255.106" calcext:value-type="float">
            <text:p>255.106</text:p>
          </table:table-cell>
          <table:table-cell office:value-type="float" office:value="183.939" calcext:value-type="float">
            <text:p>183.939</text:p>
          </table:table-cell>
          <table:table-cell office:value-type="float" office:value="177.538" calcext:value-type="float">
            <text:p>177.538</text:p>
          </table:table-cell>
          <table:table-cell table:number-columns-repeated="3"/>
          <table:table-cell office:value-type="float" office:value="188.778" calcext:value-type="float">
            <text:p>188.778</text:p>
          </table:table-cell>
          <table:table-cell office:value-type="float" office:value="190.294" calcext:value-type="float">
            <text:p>190.294</text:p>
          </table:table-cell>
          <table:table-cell office:value-type="float" office:value="237.837" calcext:value-type="float">
            <text:p>237.837</text:p>
          </table:table-cell>
          <table:table-cell table:number-columns-repeated="3"/>
          <table:table-cell office:value-type="float" office:value="176.837" calcext:value-type="float">
            <text:p>176.837</text:p>
          </table:table-cell>
          <table:table-cell office:value-type="float" office:value="176.374" calcext:value-type="float">
            <text:p>176.374</text:p>
          </table:table-cell>
          <table:table-cell office:value-type="float" office:value="233.065" calcext:value-type="float">
            <text:p>233.06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17.129" calcext:value-type="float">
            <text:p>17.129</text:p>
          </table:table-cell>
          <table:table-cell office:value-type="float" office:value="20.718" calcext:value-type="float">
            <text:p>20.718</text:p>
          </table:table-cell>
          <table:table-cell office:value-type="float" office:value="25.394" calcext:value-type="float">
            <text:p>25.394</text:p>
          </table:table-cell>
          <table:table-cell table:number-columns-repeated="5"/>
          <table:table-cell office:value-type="float" office:value="3.787" calcext:value-type="float">
            <text:p>3.787</text:p>
          </table:table-cell>
          <table:table-cell office:value-type="float" office:value="2.504" calcext:value-type="float">
            <text:p>2.504</text:p>
          </table:table-cell>
          <table:table-cell office:value-type="float" office:value="2.544" calcext:value-type="float">
            <text:p>2.544</text:p>
          </table:table-cell>
          <table:table-cell table:number-columns-repeated="5"/>
          <table:table-cell office:value-type="float" office:value="128.107" calcext:value-type="float">
            <text:p>128.107</text:p>
          </table:table-cell>
          <table:table-cell office:value-type="float" office:value="91.264" calcext:value-type="float">
            <text:p>91.264</text:p>
          </table:table-cell>
          <table:table-cell office:value-type="float" office:value="83.785" calcext:value-type="float">
            <text:p>83.785</text:p>
          </table:table-cell>
          <table:table-cell table:number-columns-repeated="3"/>
          <table:table-cell office:value-type="float" office:value="94.369" calcext:value-type="float">
            <text:p>94.369</text:p>
          </table:table-cell>
          <table:table-cell office:value-type="float" office:value="87.993" calcext:value-type="float">
            <text:p>87.993</text:p>
          </table:table-cell>
          <table:table-cell office:value-type="float" office:value="72.972" calcext:value-type="float">
            <text:p>72.972</text:p>
          </table:table-cell>
          <table:table-cell table:number-columns-repeated="3"/>
          <table:table-cell office:value-type="float" office:value="88.127" calcext:value-type="float">
            <text:p>88.127</text:p>
          </table:table-cell>
          <table:table-cell office:value-type="float" office:value="87.083" calcext:value-type="float">
            <text:p>87.083</text:p>
          </table:table-cell>
          <table:table-cell office:value-type="float" office:value="61.717" calcext:value-type="float">
            <text:p>61.717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/>
          <table:table-cell office:value-type="float" office:value="4.536" calcext:value-type="float">
            <text:p>4.536</text:p>
          </table:table-cell>
          <table:table-cell office:value-type="float" office:value="6.264" calcext:value-type="float">
            <text:p>6.264</text:p>
          </table:table-cell>
          <table:table-cell office:value-type="float" office:value="8.233" calcext:value-type="float">
            <text:p>8.233</text:p>
          </table:table-cell>
          <table:table-cell table:number-columns-repeated="5"/>
          <table:table-cell office:value-type="float" office:value="1.295" calcext:value-type="float">
            <text:p>1.29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3" calcext:value-type="float">
            <text:p>0.823</text:p>
          </table:table-cell>
          <table:table-cell table:number-columns-repeated="5"/>
          <table:table-cell office:value-type="float" office:value="64.538" calcext:value-type="float">
            <text:p>64.538</text:p>
          </table:table-cell>
          <table:table-cell office:value-type="float" office:value="41.823" calcext:value-type="float">
            <text:p>41.823</text:p>
          </table:table-cell>
          <table:table-cell office:value-type="float" office:value="39.218" calcext:value-type="float">
            <text:p>39.218</text:p>
          </table:table-cell>
          <table:table-cell table:number-columns-repeated="3"/>
          <table:table-cell office:value-type="float" office:value="45.964" calcext:value-type="float">
            <text:p>45.964</text:p>
          </table:table-cell>
          <table:table-cell office:value-type="float" office:value="40.045" calcext:value-type="float">
            <text:p>40.045</text:p>
          </table:table-cell>
          <table:table-cell office:value-type="float" office:value="34.763" calcext:value-type="float">
            <text:p>34.763</text:p>
          </table:table-cell>
          <table:table-cell table:number-columns-repeated="3"/>
          <table:table-cell office:value-type="float" office:value="44.246" calcext:value-type="float">
            <text:p>44.246</text:p>
          </table:table-cell>
          <table:table-cell office:value-type="float" office:value="40.218" calcext:value-type="float">
            <text:p>40.218</text:p>
          </table:table-cell>
          <table:table-cell office:value-type="float" office:value="30.738" calcext:value-type="float">
            <text:p>30.738</text:p>
          </table:table-cell>
        </table:table-row>
        <table:table-row table:style-name="ro1">
          <table:table-cell/>
          <table:table-cell office:value-type="float" office:value="0.0625" calcext:value-type="float">
            <text:p>0.0625</text:p>
          </table:table-cell>
          <table:table-cell/>
          <table:table-cell office:value-type="float" office:value="1.844" calcext:value-type="float">
            <text:p>1.844</text:p>
          </table:table-cell>
          <table:table-cell office:value-type="float" office:value="2.651" calcext:value-type="float">
            <text:p>2.651</text:p>
          </table:table-cell>
          <table:table-cell office:value-type="float" office:value="3.291" calcext:value-type="float">
            <text:p>3.291</text:p>
          </table:table-cell>
          <table:table-cell table:number-columns-repeated="5"/>
          <table:table-cell office:value-type="float" office:value="0.551" calcext:value-type="float">
            <text:p>0.55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table:number-columns-repeated="5"/>
          <table:table-cell office:value-type="float" office:value="32.615" calcext:value-type="float">
            <text:p>32.615</text:p>
          </table:table-cell>
          <table:table-cell office:value-type="float" office:value="17.872" calcext:value-type="float">
            <text:p>17.872</text:p>
          </table:table-cell>
          <table:table-cell office:value-type="float" office:value="16.559" calcext:value-type="float">
            <text:p>16.559</text:p>
          </table:table-cell>
          <table:table-cell table:number-columns-repeated="3"/>
          <table:table-cell office:value-type="float" office:value="21.871" calcext:value-type="float">
            <text:p>21.871</text:p>
          </table:table-cell>
          <table:table-cell office:value-type="float" office:value="17.644" calcext:value-type="float">
            <text:p>17.644</text:p>
          </table:table-cell>
          <table:table-cell office:value-type="float" office:value="17.488" calcext:value-type="float">
            <text:p>17.488</text:p>
          </table:table-cell>
          <table:table-cell table:number-columns-repeated="3"/>
          <table:table-cell office:value-type="float" office:value="20.235" calcext:value-type="float">
            <text:p>20.235</text:p>
          </table:table-cell>
          <table:table-cell office:value-type="float" office:value="17.889" calcext:value-type="float">
            <text:p>17.889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/>
          <table:table-cell office:value-type="float" office:value="0.03125" calcext:value-type="float">
            <text:p>0.03125</text:p>
          </table:table-cell>
          <table:table-cell/>
          <table:table-cell office:value-type="float" office:value="1.037" calcext:value-type="float">
            <text:p>1.037</text:p>
          </table:table-cell>
          <table:table-cell office:value-type="float" office:value="1.564" calcext:value-type="float">
            <text:p>1.564</text:p>
          </table:table-cell>
          <table:table-cell office:value-type="float" office:value="2.247" calcext:value-type="float">
            <text:p>2.247</text:p>
          </table:table-cell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table:number-columns-repeated="5"/>
          <table:table-cell office:value-type="float" office:value="16.893" calcext:value-type="float">
            <text:p>16.893</text:p>
          </table:table-cell>
          <table:table-cell office:value-type="float" office:value="8.138" calcext:value-type="float">
            <text:p>8.138</text:p>
          </table:table-cell>
          <table:table-cell office:value-type="float" office:value="7.614" calcext:value-type="float">
            <text:p>7.614</text:p>
          </table:table-cell>
          <table:table-cell table:number-columns-repeated="3"/>
          <table:table-cell office:value-type="float" office:value="10.664" calcext:value-type="float">
            <text:p>10.664</text:p>
          </table:table-cell>
          <table:table-cell office:value-type="float" office:value="8.23" calcext:value-type="float">
            <text:p>8.23</text:p>
          </table:table-cell>
          <table:table-cell office:value-type="float" office:value="7.967" calcext:value-type="float">
            <text:p>7.967</text:p>
          </table:table-cell>
          <table:table-cell table:number-columns-repeated="3"/>
          <table:table-cell office:value-type="float" office:value="9.644" calcext:value-type="float">
            <text:p>9.644</text:p>
          </table:table-cell>
          <table:table-cell office:value-type="float" office:value="7.779" calcext:value-type="float">
            <text:p>7.779</text:p>
          </table:table-cell>
          <table:table-cell office:value-type="float" office:value="6.686" calcext:value-type="float">
            <text:p>6.686</text:p>
          </table:table-cell>
        </table:table-row>
        <table:table-row table:style-name="ro1">
          <table:table-cell/>
          <table:table-cell office:value-type="float" office:value="0.015625" calcext:value-type="float">
            <text:p>0.015625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0.976" calcext:value-type="float">
            <text:p>0.976</text:p>
          </table:table-cell>
          <table:table-cell office:value-type="float" office:value="1.622" calcext:value-type="float">
            <text:p>1.622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table:number-columns-repeated="5"/>
          <table:table-cell office:value-type="float" office:value="10.406" calcext:value-type="float">
            <text:p>10.406</text:p>
          </table:table-cell>
          <table:table-cell office:value-type="float" office:value="4.602" calcext:value-type="float">
            <text:p>4.602</text:p>
          </table:table-cell>
          <table:table-cell office:value-type="float" office:value="2.667" calcext:value-type="float">
            <text:p>2.667</text:p>
          </table:table-cell>
          <table:table-cell table:number-columns-repeated="3"/>
          <table:table-cell office:value-type="float" office:value="6.746" calcext:value-type="float">
            <text:p>6.746</text:p>
          </table:table-cell>
          <table:table-cell office:value-type="float" office:value="4.506" calcext:value-type="float">
            <text:p>4.506</text:p>
          </table:table-cell>
          <table:table-cell office:value-type="float" office:value="2.516" calcext:value-type="float">
            <text:p>2.516</text:p>
          </table:table-cell>
          <table:table-cell table:number-columns-repeated="3"/>
          <table:table-cell office:value-type="float" office:value="6.269" calcext:value-type="float">
            <text:p>6.269</text:p>
          </table:table-cell>
          <table:table-cell office:value-type="float" office:value="4.524" calcext:value-type="float">
            <text:p>4.52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0.0078125" calcext:value-type="float">
            <text:p>0.0078125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0.917" calcext:value-type="float">
            <text:p>0.917</text:p>
          </table:table-cell>
          <table:table-cell office:value-type="float" office:value="1.371" calcext:value-type="float">
            <text:p>1.371</text:p>
          </table:table-cell>
          <table:table-cell table:number-columns-repeated="5"/>
          <table:table-cell office:value-type="float" office:value="0.161" calcext:value-type="float">
            <text:p>0.16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5"/>
          <table:table-cell office:value-type="float" office:value="10.347" calcext:value-type="float">
            <text:p>10.347</text:p>
          </table:table-cell>
          <table:table-cell office:value-type="float" office:value="2.826" calcext:value-type="float">
            <text:p>2.826</text:p>
          </table:table-cell>
          <table:table-cell office:value-type="float" office:value="2.335" calcext:value-type="float">
            <text:p>2.335</text:p>
          </table:table-cell>
          <table:table-cell table:number-columns-repeated="3"/>
          <table:table-cell office:value-type="float" office:value="6.801" calcext:value-type="float">
            <text:p>6.801</text:p>
          </table:table-cell>
          <table:table-cell office:value-type="float" office:value="2.666" calcext:value-type="float">
            <text:p>2.666</text:p>
          </table:table-cell>
          <table:table-cell office:value-type="float" office:value="2.007" calcext:value-type="float">
            <text:p>2.007</text:p>
          </table:table-cell>
          <table:table-cell table:number-columns-repeated="3"/>
          <table:table-cell office:value-type="float" office:value="6.237" calcext:value-type="float">
            <text:p>6.237</text:p>
          </table:table-cell>
          <table:table-cell office:value-type="float" office:value="2.478" calcext:value-type="float">
            <text:p>2.478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 table:number-rows-repeated="98">
          <table:table-cell table:number-columns-repeated="34"/>
        </table:table-row>
        <table:table-row table:style-name="ro1">
          <table:table-cell table:number-columns-repeated="11"/>
          <table:table-cell office:value-type="string" calcext:value-type="string">
            <text:p>HsqlHtmid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zone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z2 0.03125</text:p>
          </table:table-cell>
          <table:table-cell office:value-type="string" calcext:value-type="string">
            <text:p>z2 0.015625</text:p>
          </table:table-cell>
          <table:table-cell office:value-type="string" calcext:value-type="string">
            <text:p>z2 0.0078125</text:p>
          </table:table-cell>
          <table:table-cell/>
          <table:table-cell office:value-type="string" calcext:value-type="string">
            <text:p>z3 0.125</text:p>
          </table:table-cell>
          <table:table-cell office:value-type="string" calcext:value-type="string">
            <text:p>z3 0.0625</text:p>
          </table:table-cell>
          <table:table-cell office:value-type="string" calcext:value-type="string">
            <text:p>z3 0.03125</text:p>
          </table:table-cell>
          <table:table-cell office:value-type="string" calcext:value-type="string">
            <text:p>z3 0.015625</text:p>
          </table:table-cell>
          <table:table-cell office:value-type="string" calcext:value-type="string">
            <text:p>z3 0.00781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table:number-columns-repeated="9"/>
          <table:table-cell office:value-type="string" calcext:value-type="string">
            <text:p>time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5.549" calcext:value-type="float">
            <text:p>15.549</text:p>
          </table:table-cell>
          <table:table-cell office:value-type="float" office:value="8.897" calcext:value-type="float">
            <text:p>8.897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15.434" calcext:value-type="float">
            <text:p>15.434</text:p>
          </table:table-cell>
          <table:table-cell office:value-type="float" office:value="8.598" calcext:value-type="float">
            <text:p>8.598</text:p>
          </table:table-cell>
          <table:table-cell office:value-type="float" office:value="8.498" calcext:value-type="float">
            <text:p>8.498</text:p>
          </table:table-cell>
          <table:table-cell office:value-type="float" office:value="8.538" calcext:value-type="float">
            <text:p>8.538</text:p>
          </table:table-cell>
          <table:table-cell office:value-type="float" office:value="7.946" calcext:value-type="float">
            <text:p>7.9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9"/>
          <table:table-cell office:value-type="float" office:value="3.742" calcext:value-type="float">
            <text:p>3.742</text:p>
          </table:table-cell>
          <table:table-cell office:value-type="float" office:value="2.859" calcext:value-type="float">
            <text:p>2.859</text:p>
          </table:table-cell>
          <table:table-cell office:value-type="float" office:value="2.671" calcext:value-type="float">
            <text:p>2.671</text:p>
          </table:table-cell>
          <table:table-cell/>
          <table:table-cell office:value-type="float" office:value="3.799" calcext:value-type="float">
            <text:p>3.799</text:p>
          </table:table-cell>
          <table:table-cell office:value-type="float" office:value="2.382" calcext:value-type="float">
            <text:p>2.382</text:p>
          </table:table-cell>
          <table:table-cell office:value-type="float" office:value="2.344" calcext:value-type="float">
            <text:p>2.344</text:p>
          </table:table-cell>
          <table:table-cell office:value-type="float" office:value="2.383" calcext:value-type="float">
            <text:p>2.383</text:p>
          </table:table-cell>
          <table:table-cell office:value-type="float" office:value="2.306" calcext:value-type="float">
            <text:p>2.3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table:number-columns-repeated="9"/>
          <table:table-cell office:value-type="float" office:value="1.295" calcext:value-type="float">
            <text:p>1.29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1.319" calcext:value-type="float">
            <text:p>1.31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3" calcext:value-type="float">
            <text:p>0.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625" calcext:value-type="float">
            <text:p>0.0625</text:p>
          </table:table-cell>
          <table:table-cell table:number-columns-repeated="9"/>
          <table:table-cell office:value-type="float" office:value="0.557" calcext:value-type="float">
            <text:p>0.557</text:p>
          </table:table-cell>
          <table:table-cell office:value-type="float" office:value="0.497" calcext:value-type="float">
            <text:p>0.497</text:p>
          </table:table-cell>
          <table:table-cell office:value-type="float" office:value="0.307" calcext:value-type="float">
            <text:p>0.307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125" calcext:value-type="float">
            <text:p>0.03125</text:p>
          </table:table-cell>
          <table:table-cell table:number-columns-repeated="9"/>
          <table:table-cell office:value-type="float" office:value="0.342" calcext:value-type="float">
            <text:p>0.3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0.318" calcext:value-type="float">
            <text:p>0.31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29" calcext:value-type="float">
            <text:p>0.1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5625" calcext:value-type="float">
            <text:p>0.015625</text:p>
          </table:table-cell>
          <table:table-cell table:number-columns-repeated="9"/>
          <table:table-cell office:value-type="float" office:value="0.191" calcext:value-type="float">
            <text:p>0.1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187" calcext:value-type="float">
            <text:p>0.1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1" calcext:value-type="float">
            <text:p>0.0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078125" calcext:value-type="float">
            <text:p>0.0078125</text:p>
          </table:table-cell>
          <table:table-cell table:number-columns-repeated="9"/>
          <table:table-cell office:value-type="float" office:value="0.153" calcext:value-type="float">
            <text:p>0.15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8" calcext:value-type="float">
            <text:p>0.05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4:41:38.733985316</meta:creation-date>
    <dc:date>2020-11-26T19:18:09.460154670</dc:date>
    <meta:editing-duration>PT7H9M9S</meta:editing-duration>
    <meta:editing-cycles>8</meta:editing-cycles>
    <meta:generator>LibreOffice/6.4.7.2$Linux_X86_64 LibreOffice_project/40$Build-2</meta:generator>
    <meta:document-statistic meta:table-count="1" meta:cell-count="310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2 1" chart:style-name="ch1">
        <chart:legend chart:legend-position="end" svg:x="13.093cm" svg:y="3.456cm" style:legend-expansion="high" chart:style-name="ch2"/>
        <chart:plot-area chart:style-name="ch3" table:cell-range-address="Sheet1.D13:Sheet1.D17 Sheet1.H13:Sheet1.H17 Sheet1.K12:Sheet1.M18" svg:x="0.319cm" svg:y="0.18cm" svg:width="12.455cm" svg:height="8.645cm">
          <chartooo:coordinate-region svg:x="0.755cm" svg:y="0.379cm" svg:width="11.7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3:Sheet1.H17" chart:class="chart:scatter">
            <chart:domain table:cell-range-address="Sheet1.D13:Sheet1.D17"/>
            <chart:data-point chart:repeated="5"/>
          </chart:series>
          <chart:series chart:style-name="ch7" chart:values-cell-range-address="Sheet1.M12:Sheet1.M18" chart:class="chart:scatter">
            <chart:domain table:cell-range-address="Sheet1.D12:Sheet1.D18"/>
            <chart:data-point chart:repeated="7"/>
          </chart:series>
          <chart:series chart:style-name="ch8" chart:values-cell-range-address="Sheet1.K12:Sheet1.K18" chart:class="chart:scatter">
            <chart:domain table:cell-range-address="Sheet1.D12:Sheet1.D18"/>
            <chart:data-point chart:repeated="7"/>
          </chart:series>
          <chart:series chart:style-name="ch9" chart:values-cell-range-address="Sheet1.L12:Sheet1.L18" chart:class="chart:scatter">
            <chart:domain table:cell-range-address="Sheet1.D12:Sheet1.D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D13:Sheet1.D17</svg:desc>
                </draw:g>
              </table:table-cell>
              <table:table-cell office:value-type="float" office:value="4.946">
                <text:p>4.946</text:p>
                <draw:g>
                  <svg:desc>Sheet1.H13:Sheet1.H17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1.422">
                <text:p>1.422</text:p>
                <draw:g>
                  <svg:desc>Sheet1.M12:Sheet1.M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6.368">
                <text:p>6.368</text:p>
                <draw:g>
                  <svg:desc>Sheet1.K12:Sheet1.K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1.714">
                <text:p>1.714</text:p>
                <draw:g>
                  <svg:desc>Sheet1.L12:Sheet1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822">
                <text:p>0.822</text:p>
              </table:table-cell>
              <table:table-cell office:value-type="float" office:value="0.25">
                <text:p>0.25</text:p>
              </table:table-cell>
              <table:table-cell office:value-type="float" office:value="0.621">
                <text:p>0.621</text:p>
              </table:table-cell>
              <table:table-cell office:value-type="float" office:value="0.25">
                <text:p>0.25</text:p>
              </table:table-cell>
              <table:table-cell office:value-type="float" office:value="1.001">
                <text:p>1.001</text:p>
              </table:table-cell>
              <table:table-cell office:value-type="float" office:value="0.25">
                <text:p>0.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0.57">
                <text:p>0.57</text:p>
              </table:table-cell>
              <table:table-cell office:value-type="float" office:value="0.125">
                <text:p>0.125</text:p>
              </table:table-cell>
              <table:table-cell office:value-type="float" office:value="0.398">
                <text:p>0.398</text:p>
              </table:table-cell>
              <table:table-cell office:value-type="float" office:value="0.125">
                <text:p>0.125</text:p>
              </table:table-cell>
              <table:table-cell office:value-type="float" office:value="0.573">
                <text:p>0.573</text:p>
              </table:table-cell>
              <table:table-cell office:value-type="float" office:value="0.125">
                <text:p>0.12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0.496">
                <text:p>0.496</text:p>
              </table:table-cell>
              <table:table-cell office:value-type="float" office:value="0.0625">
                <text:p>0.0625</text:p>
              </table:table-cell>
              <table:table-cell office:value-type="float" office:value="0.322">
                <text:p>0.322</text:p>
              </table:table-cell>
              <table:table-cell office:value-type="float" office:value="0.0625">
                <text:p>0.0625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25">
                <text:p>0.015625</text:p>
              </table:table-cell>
              <table:table-cell office:value-type="float" office:value="0.439">
                <text:p>0.439</text:p>
              </table:table-cell>
              <table:table-cell office:value-type="float" office:value="0.03125">
                <text:p>0.03125</text:p>
              </table:table-cell>
              <table:table-cell office:value-type="float" office:value="0.301">
                <text:p>0.301</text:p>
              </table:table-cell>
              <table:table-cell office:value-type="float" office:value="0.03125">
                <text:p>0.03125</text:p>
              </table:table-cell>
              <table:table-cell office:value-type="float" office:value="0.363">
                <text:p>0.363</text:p>
              </table:table-cell>
              <table:table-cell office:value-type="float" office:value="0.03125">
                <text:p>0.03125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0.271">
                <text:p>0.271</text:p>
              </table:table-cell>
              <table:table-cell office:value-type="float" office:value="0.015625">
                <text:p>0.015625</text:p>
              </table:table-cell>
              <table:table-cell office:value-type="float" office:value="0.403">
                <text:p>0.403</text:p>
              </table:table-cell>
              <table:table-cell office:value-type="float" office:value="0.015625">
                <text:p>0.0156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6">
                <text:p>0.26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1">
                <text:p>0.33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7cm" svg:height="8.96cm" xlink:href=".." xlink:type="simple" chart:class="chart:scatter" chart:style-name="ch1">
        <chart:title svg:x="5.658cm" svg:y="0.379cm" chart:style-name="ch2">
          <text:p>Database comparison</text:p>
        </chart:title>
        <chart:legend chart:legend-position="end" svg:x="1.656cm" svg:y="1.006cm" style:legend-expansion="custom" chartooo:width="3.619cm" chartooo:height="1.594cm" style:legend-expansion-aspect-ratio="2.27038895859473" chart:style-name="ch3"/>
        <chart:plot-area chart:style-name="ch4" table:cell-range-address="Sheet1.B58:Sheet1.B60 Sheet1.Z50:Sheet1.Z50 Sheet1.AB58:Sheet1.AB60 Sheet1.D50:Sheet1.D50 Sheet1.D58:Sheet1.D60 Sheet1.L50:Sheet1.L50 Sheet1.N58:Sheet1.N60" chart:data-source-has-labels="row" svg:x="1.033cm" svg:y="0.115cm" svg:width="14.623cm" svg:height="8.213cm">
          <chartooo:coordinate-region svg:x="1.469cm" svg:y="0.314cm" svg:width="13.763cm" svg:height="7.367cm"/>
          <chart:axis chart:dimension="x" chart:name="primary-x" chart:style-name="ch5">
            <chart:title svg:x="7.414cm" svg:y="8.4cm" chart:style-name="ch6">
              <text:p>radius (deg)</text:p>
            </chart:title>
          </chart:axis>
          <chart:axis chart:dimension="y" chart:name="primary-y" chart:style-name="ch5">
            <chart:title svg:x="0.295cm" svg:y="4.805cm" chart:style-name="ch7">
              <text:p>time (s)</text:p>
            </chart:title>
            <chart:grid chart:style-name="ch8" chart:class="major"/>
          </chart:axis>
          <chart:series chart:style-name="ch9" chart:values-cell-range-address="Sheet1.AB58:Sheet1.AB60" chart:label-cell-address="Sheet1.Z50:Sheet1.Z50" chart:class="chart:scatter">
            <chart:domain table:cell-range-address="Sheet1.B58:Sheet1.B60"/>
            <chart:data-point chart:repeated="3"/>
          </chart:series>
          <chart:series chart:style-name="ch10" chart:values-cell-range-address="Sheet1.D58:Sheet1.D60" chart:label-cell-address="Sheet1.D50:Sheet1.D50" chart:class="chart:scatter">
            <chart:data-point chart:repeated="3"/>
          </chart:series>
          <chart:series chart:style-name="ch11" chart:values-cell-range-address="Sheet1.N58:Sheet1.N60" chart:label-cell-address="Sheet1.L50:Sheet1.L50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sqlZone</text:p>
                <draw:g>
                  <svg:desc>Sheet1.Z50:Sheet1.Z50</svg:desc>
                </draw:g>
              </table:table-cell>
              <table:table-cell office:value-type="string">
                <text:p>CQZone</text:p>
                <draw:g>
                  <svg:desc>Sheet1.D50:Sheet1.D50</svg:desc>
                </draw:g>
              </table:table-cell>
              <table:table-cell office:value-type="string">
                <text:p>HsqlHtmid</text:p>
                <draw:g>
                  <svg:desc>Sheet1.L50:Sheet1.L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7.967">
                <text:p>7.967</text:p>
                <draw:g>
                  <svg:desc>Sheet1.AB58:Sheet1.AB60</svg:desc>
                </draw:g>
              </table:table-cell>
              <table:table-cell office:value-type="float" office:value="1.037">
                <text:p>1.037</text:p>
                <draw:g>
                  <svg:desc>Sheet1.D58:Sheet1.D60</svg:desc>
                </draw:g>
              </table:table-cell>
              <table:table-cell office:value-type="float" office:value="0.152">
                <text:p>0.152</text:p>
                <draw:g>
                  <svg:desc>Sheet1.N58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2.516">
                <text:p>2.516</text:p>
              </table:table-cell>
              <table:table-cell office:value-type="float" office:value="0.611">
                <text:p>0.61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2.007">
                <text:p>2.007</text:p>
              </table:table-cell>
              <table:table-cell office:value-type="float" office:value="0.553">
                <text:p>0.553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7cm" svg:height="9.27cm" xlink:href=".." xlink:type="simple" chart:class="chart:scatter" chart:style-name="ch1">
        <chart:title svg:x="6.148cm" svg:y="0.321cm" chart:style-name="ch2">
          <text:p>CQEngine zones</text:p>
        </chart:title>
        <chart:legend chart:legend-position="end" svg:x="1.958cm" svg:y="1.007cm" style:legend-expansion="custom" chartooo:width="3.811cm" chartooo:height="1.649cm" style:legend-expansion-aspect-ratio="2.31109763493026" chart:style-name="ch3"/>
        <chart:plot-area chart:style-name="ch4" table:cell-range-address="Sheet1.B58:Sheet1.B60 Sheet1.D52:Sheet1.F52 Sheet1.D58:Sheet1.F60" chart:data-source-has-labels="row" svg:x="0.893cm" svg:y="-0.078cm" svg:width="14.604cm" svg:height="8.532cm">
          <chartooo:coordinate-region svg:x="1.62cm" svg:y="0.121cm" svg:width="13.453cm" svg:height="7.686cm"/>
          <chart:axis chart:dimension="x" chart:name="primary-x" chart:style-name="ch5">
            <chart:title svg:x="7.443cm" svg:y="8.522cm" chart:style-name="ch6">
              <text:p>radius(deg)</text:p>
            </chart:title>
          </chart:axis>
          <chart:axis chart:dimension="y" chart:name="primary-y" chart:style-name="ch5">
            <chart:title svg:x="0.332cm" svg:y="4.734cm" chart:style-name="ch7">
              <text:p>time(s)</text:p>
            </chart:title>
            <chart:grid chart:style-name="ch8" chart:class="major"/>
          </chart:axis>
          <chart:series chart:style-name="ch9" chart:values-cell-range-address="Sheet1.D58:Sheet1.D60" chart:label-cell-address="Sheet1.D52:Sheet1.D52" chart:class="chart:scatter">
            <chart:domain table:cell-range-address="Sheet1.B58:Sheet1.B60"/>
            <chart:data-point chart:repeated="3"/>
          </chart:series>
          <chart:series chart:style-name="ch10" chart:values-cell-range-address="Sheet1.E58:Sheet1.E60" chart:label-cell-address="Sheet1.E52:Sheet1.E52" chart:class="chart:scatter">
            <chart:data-point chart:repeated="3"/>
          </chart:series>
          <chart:series chart:style-name="ch11" chart:values-cell-range-address="Sheet1.F58:Sheet1.F60" chart:label-cell-address="Sheet1.F52:Sheet1.F5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D52:Sheet1.D52</svg:desc>
                </draw:g>
              </table:table-cell>
              <table:table-cell office:value-type="string">
                <text:p>z=0.015625</text:p>
                <draw:g>
                  <svg:desc>Sheet1.E52:Sheet1.E52</svg:desc>
                </draw:g>
              </table:table-cell>
              <table:table-cell office:value-type="string">
                <text:p>z=0.0078125</text:p>
                <draw:g>
                  <svg:desc>Sheet1.F52:Sheet1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1.037">
                <text:p>1.037</text:p>
                <draw:g>
                  <svg:desc>Sheet1.D58:Sheet1.D60</svg:desc>
                </draw:g>
              </table:table-cell>
              <table:table-cell office:value-type="float" office:value="1.564">
                <text:p>1.564</text:p>
                <draw:g>
                  <svg:desc>Sheet1.E58:Sheet1.E60</svg:desc>
                </draw:g>
              </table:table-cell>
              <table:table-cell office:value-type="float" office:value="2.247">
                <text:p>2.247</text:p>
                <draw:g>
                  <svg:desc>Sheet1.F58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0.611">
                <text:p>0.611</text:p>
              </table:table-cell>
              <table:table-cell office:value-type="float" office:value="0.976">
                <text:p>0.976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3">
                <text:p>0.553</text:p>
              </table:table-cell>
              <table:table-cell office:value-type="float" office:value="0.917">
                <text:p>0.917</text:p>
              </table:table-cell>
              <table:table-cell office:value-type="float" office:value="1.371">
                <text:p>1.3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3cm" svg:height="9.378cm" xlink:href=".." xlink:type="simple" chart:class="chart:scatter" chart:style-name="ch1">
        <chart:title svg:x="5.291cm" svg:y="0.323cm" chart:style-name="ch2">
          <text:p>Hsql zones - SEPARATE</text:p>
        </chart:title>
        <chart:legend chart:legend-position="end" svg:x="1.758cm" svg:y="0.933cm" style:legend-expansion="custom" chartooo:width="4.324cm" chartooo:height="1.66cm" style:legend-expansion-aspect-ratio="2.60481927710843" chart:style-name="ch3"/>
        <chart:plot-area chart:style-name="ch4" table:cell-range-address="Sheet1.B58:Sheet1.B60 Sheet1.T52:Sheet1.V52 Sheet1.T58:Sheet1.V60" chart:data-source-has-labels="row" svg:x="1.164cm" svg:y="-0.016cm" svg:width="14.092cm" svg:height="8.609cm">
          <chartooo:coordinate-region svg:x="1.785cm" svg:y="0.183cm" svg:width="13.047cm" svg:height="7.763cm"/>
          <chart:axis chart:dimension="x" chart:name="primary-x" chart:style-name="ch5">
            <chart:title svg:x="7.419cm" svg:y="8.593cm" chart:style-name="ch6">
              <text:p>radius (deg)</text:p>
            </chart:title>
          </chart:axis>
          <chart:axis chart:dimension="y" chart:name="primary-y" chart:style-name="ch5">
            <chart:title svg:x="0.29cm" svg:y="4.874cm" chart:style-name="ch7">
              <text:p>time (s)</text:p>
            </chart:title>
            <chart:grid chart:style-name="ch8" chart:class="major"/>
          </chart:axis>
          <chart:series chart:style-name="ch9" chart:values-cell-range-address="Sheet1.T58:Sheet1.T60" chart:label-cell-address="Sheet1.T52:Sheet1.T52" chart:class="chart:scatter">
            <chart:domain table:cell-range-address="Sheet1.B58:Sheet1.B60"/>
            <chart:data-point chart:repeated="3"/>
          </chart:series>
          <chart:series chart:style-name="ch10" chart:values-cell-range-address="Sheet1.U58:Sheet1.U60" chart:label-cell-address="Sheet1.U52:Sheet1.U52" chart:class="chart:scatter">
            <chart:data-point chart:repeated="3"/>
          </chart:series>
          <chart:series chart:style-name="ch11" chart:values-cell-range-address="Sheet1.V58:Sheet1.V60" chart:label-cell-address="Sheet1.V52:Sheet1.V5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T52:Sheet1.T52</svg:desc>
                </draw:g>
              </table:table-cell>
              <table:table-cell office:value-type="string">
                <text:p>z=0.015625</text:p>
                <draw:g>
                  <svg:desc>Sheet1.U52:Sheet1.U52</svg:desc>
                </draw:g>
              </table:table-cell>
              <table:table-cell office:value-type="string">
                <text:p>z=0.0078125</text:p>
                <draw:g>
                  <svg:desc>Sheet1.V52:Sheet1.V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16.893">
                <text:p>16.893</text:p>
                <draw:g>
                  <svg:desc>Sheet1.T58:Sheet1.T60</svg:desc>
                </draw:g>
              </table:table-cell>
              <table:table-cell office:value-type="float" office:value="8.138">
                <text:p>8.138</text:p>
                <draw:g>
                  <svg:desc>Sheet1.U58:Sheet1.U60</svg:desc>
                </draw:g>
              </table:table-cell>
              <table:table-cell office:value-type="float" office:value="7.614">
                <text:p>7.614</text:p>
                <draw:g>
                  <svg:desc>Sheet1.V58:Sheet1.V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10.406">
                <text:p>10.406</text:p>
              </table:table-cell>
              <table:table-cell office:value-type="float" office:value="4.602">
                <text:p>4.60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10.347">
                <text:p>10.347</text:p>
              </table:table-cell>
              <table:table-cell office:value-type="float" office:value="2.826">
                <text:p>2.826</text:p>
              </table:table-cell>
              <table:table-cell office:value-type="float" office:value="2.335">
                <text:p>2.3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4cm" svg:height="9.323cm" xlink:href=".." xlink:type="simple" chart:class="chart:scatter" chart:style-name="ch1">
        <chart:title svg:x="5.29cm" svg:y="0.322cm" chart:style-name="ch2">
          <text:p>Hsql zones - COMBINED</text:p>
        </chart:title>
        <chart:legend chart:legend-position="end" svg:x="2.432cm" svg:y="1.275cm" style:legend-expansion="custom" chartooo:width="4.263cm" chartooo:height="1.65cm" style:legend-expansion-aspect-ratio="2.58363636363636" chart:style-name="ch3"/>
        <chart:plot-area chart:style-name="ch4" table:cell-range-address="Sheet1.B58:Sheet1.B60 Sheet1.Z52:Sheet1.AB52 Sheet1.Z58:Sheet1.AB60" chart:data-source-has-labels="row" svg:x="0.78cm" svg:y="-0.016cm" svg:width="14.783cm" svg:height="8.607cm">
          <chartooo:coordinate-region svg:x="1.401cm" svg:y="0.183cm" svg:width="13.738cm" svg:height="7.761cm"/>
          <chart:axis chart:dimension="x" chart:name="primary-x" chart:style-name="ch5">
            <chart:title svg:x="7.379cm" svg:y="8.591cm" chart:style-name="ch6">
              <text:p>radius (deg)</text:p>
            </chart:title>
          </chart:axis>
          <chart:axis chart:dimension="y" chart:name="primary-y" chart:style-name="ch5">
            <chart:title svg:x="0.387cm" svg:y="4.625cm" chart:style-name="ch7">
              <text:p>time (s)</text:p>
            </chart:title>
            <chart:grid chart:style-name="ch8" chart:class="major"/>
          </chart:axis>
          <chart:series chart:style-name="ch9" chart:values-cell-range-address="Sheet1.Z58:Sheet1.Z60" chart:label-cell-address="Sheet1.Z52:Sheet1.Z52" chart:class="chart:scatter">
            <chart:domain table:cell-range-address="Sheet1.B58:Sheet1.B60"/>
            <chart:data-point chart:repeated="3"/>
          </chart:series>
          <chart:series chart:style-name="ch10" chart:values-cell-range-address="Sheet1.AA58:Sheet1.AA60" chart:label-cell-address="Sheet1.AA52:Sheet1.AA52" chart:class="chart:scatter">
            <chart:data-point chart:repeated="3"/>
          </chart:series>
          <chart:series chart:style-name="ch11" chart:values-cell-range-address="Sheet1.AB58:Sheet1.AB60" chart:label-cell-address="Sheet1.AB52:Sheet1.AB5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Z52:Sheet1.Z52</svg:desc>
                </draw:g>
              </table:table-cell>
              <table:table-cell office:value-type="string">
                <text:p>z=0.015625</text:p>
                <draw:g>
                  <svg:desc>Sheet1.AA52:Sheet1.AA52</svg:desc>
                </draw:g>
              </table:table-cell>
              <table:table-cell office:value-type="string">
                <text:p>z=0.0078125</text:p>
                <draw:g>
                  <svg:desc>Sheet1.AB52:Sheet1.AB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10.664">
                <text:p>10.664</text:p>
                <draw:g>
                  <svg:desc>Sheet1.Z58:Sheet1.Z60</svg:desc>
                </draw:g>
              </table:table-cell>
              <table:table-cell office:value-type="float" office:value="8.23">
                <text:p>8.23</text:p>
                <draw:g>
                  <svg:desc>Sheet1.AA58:Sheet1.AA60</svg:desc>
                </draw:g>
              </table:table-cell>
              <table:table-cell office:value-type="float" office:value="7.967">
                <text:p>7.967</text:p>
                <draw:g>
                  <svg:desc>Sheet1.AB58:Sheet1.A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6.746">
                <text:p>6.746</text:p>
              </table:table-cell>
              <table:table-cell office:value-type="float" office:value="4.506">
                <text:p>4.50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6.801">
                <text:p>6.801</text:p>
              </table:table-cell>
              <table:table-cell office:value-type="float" office:value="2.666">
                <text:p>2.666</text:p>
              </table:table-cell>
              <table:table-cell office:value-type="float" office:value="2.007">
                <text:p>2.0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4cm" svg:height="9.297cm" xlink:href=".." xlink:type="simple" chart:class="chart:scatter" chart:style-name="ch1">
        <chart:title svg:x="5.384cm" svg:y="0.321cm" chart:style-name="ch2">
          <text:p>Hsql zones - COMPLEX</text:p>
        </chart:title>
        <chart:legend chart:legend-position="end" svg:x="2.467cm" svg:y="1.573cm" style:legend-expansion="custom" chartooo:width="3.673cm" chartooo:height="1.645cm" style:legend-expansion-aspect-ratio="2.23282674772036" chart:style-name="ch3"/>
        <chart:plot-area chart:style-name="ch4" table:cell-range-address="Sheet1.B58:Sheet1.B60 Sheet1.AF52:Sheet1.AH52 Sheet1.AF58:Sheet1.AH60" chart:data-source-has-labels="row" svg:x="0.78cm" svg:y="0.121cm" svg:width="14.171cm" svg:height="8.443cm">
          <chartooo:coordinate-region svg:x="1.401cm" svg:y="0.321cm" svg:width="13.126cm" svg:height="7.596cm"/>
          <chart:axis chart:dimension="x" chart:name="primary-x" chart:style-name="ch5">
            <chart:title svg:x="6.937cm" svg:y="8.565cm" chart:style-name="ch6">
              <text:p>radius (deg)</text:p>
            </chart:title>
          </chart:axis>
          <chart:axis chart:dimension="y" chart:name="primary-y" chart:style-name="ch5">
            <chart:title svg:x="0.22cm" svg:y="5.281cm" chart:style-name="ch7">
              <text:p>time (s)</text:p>
            </chart:title>
            <chart:grid chart:style-name="ch8" chart:class="major"/>
          </chart:axis>
          <chart:series chart:style-name="ch9" chart:values-cell-range-address="Sheet1.AF58:Sheet1.AF60" chart:label-cell-address="Sheet1.AF52:Sheet1.AF52" chart:class="chart:scatter">
            <chart:domain table:cell-range-address="Sheet1.B58:Sheet1.B60"/>
            <chart:data-point chart:repeated="3"/>
          </chart:series>
          <chart:series chart:style-name="ch10" chart:values-cell-range-address="Sheet1.AG58:Sheet1.AG60" chart:label-cell-address="Sheet1.AG52:Sheet1.AG52" chart:class="chart:scatter">
            <chart:data-point chart:repeated="3"/>
          </chart:series>
          <chart:series chart:style-name="ch11" chart:values-cell-range-address="Sheet1.AH58:Sheet1.AH60" chart:label-cell-address="Sheet1.AH52:Sheet1.AH5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AF52:Sheet1.AF52</svg:desc>
                </draw:g>
              </table:table-cell>
              <table:table-cell office:value-type="string">
                <text:p>z=0.015625</text:p>
                <draw:g>
                  <svg:desc>Sheet1.AG52:Sheet1.AG52</svg:desc>
                </draw:g>
              </table:table-cell>
              <table:table-cell office:value-type="string">
                <text:p>Z=0.0078125</text:p>
                <draw:g>
                  <svg:desc>Sheet1.AH52:Sheet1.A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9.644">
                <text:p>9.644</text:p>
                <draw:g>
                  <svg:desc>Sheet1.AF58:Sheet1.AF60</svg:desc>
                </draw:g>
              </table:table-cell>
              <table:table-cell office:value-type="float" office:value="7.779">
                <text:p>7.779</text:p>
                <draw:g>
                  <svg:desc>Sheet1.AG58:Sheet1.AG60</svg:desc>
                </draw:g>
              </table:table-cell>
              <table:table-cell office:value-type="float" office:value="6.686">
                <text:p>6.686</text:p>
                <draw:g>
                  <svg:desc>Sheet1.AH58:Sheet1.A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6.269">
                <text:p>6.269</text:p>
              </table:table-cell>
              <table:table-cell office:value-type="float" office:value="4.524">
                <text:p>4.52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6.237">
                <text:p>6.237</text:p>
              </table:table-cell>
              <table:table-cell office:value-type="float" office:value="2.478">
                <text:p>2.478</text:p>
              </table:table-cell>
              <table:table-cell office:value-type="float" office:value="2.152">
                <text:p>2.1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ash" svg:stroke-width="0.08cm" svg:stroke-color="#f10d0c" svg:stroke-opacity="50%" draw:fill-color="#f10d0c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Long_20_Dash_20_Dot" svg:stroke-width="0.08cm" svg:stroke-color="#ffd320" svg:stroke-opacity="75%" draw:fill-color="#ffd320" draw:opacity="7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9.397cm" xlink:href=".." xlink:type="simple" chart:class="chart:scatter" chart:style-name="ch1">
        <chart:title svg:x="6.602cm" svg:y="0.323cm" chart:style-name="ch2">
          <text:p>Hsql HTMID</text:p>
        </chart:title>
        <chart:legend chart:legend-position="end" svg:x="1.823cm" svg:y="1.599cm" style:legend-expansion="custom" chartooo:width="5.305cm" chartooo:height="2.818cm" style:legend-expansion-aspect-ratio="1.88254080908446" chart:style-name="ch3"/>
        <chart:plot-area chart:style-name="ch4" table:cell-range-address="Sheet1.B54:Sheet1.B60 Sheet1.L52:Sheet1.N52 Sheet1.L54:Sheet1.N60 Sheet1.L161:Sheet1.N161 Sheet1.L163:Sheet1.N169" chart:data-source-has-labels="row" svg:x="0.703cm" svg:y="-0.007cm" svg:width="14.502cm" svg:height="8.612cm">
          <chartooo:coordinate-region svg:x="1.324cm" svg:y="0.192cm" svg:width="13.641cm" svg:height="7.766cm"/>
          <chart:axis chart:dimension="x" chart:name="primary-x" chart:style-name="ch5">
            <chart:title svg:x="7.028cm" svg:y="8.515cm" chart:style-name="ch6">
              <text:p>radius (deg)</text:p>
            </chart:title>
          </chart:axis>
          <chart:axis chart:dimension="y" chart:name="primary-y" chart:style-name="ch5">
            <chart:title svg:x="0.143cm" svg:y="4.663cm" chart:style-name="ch7">
              <text:p>time (s)</text:p>
            </chart:title>
            <chart:grid chart:style-name="ch8" chart:class="major"/>
          </chart:axis>
          <chart:series chart:style-name="ch9" chart:values-cell-range-address="Sheet1.L54:Sheet1.L60" chart:label-cell-address="Sheet1.L52:Sheet1.L52" chart:class="chart:scatter">
            <chart:domain table:cell-range-address="Sheet1.B54:Sheet1.B60"/>
            <chart:data-point chart:repeated="7"/>
          </chart:series>
          <chart:series chart:style-name="ch10" chart:values-cell-range-address="Sheet1.M54:Sheet1.M60" chart:label-cell-address="Sheet1.M52:Sheet1.M52" chart:class="chart:scatter">
            <chart:data-point chart:repeated="7"/>
          </chart:series>
          <chart:series chart:style-name="ch11" chart:values-cell-range-address="Sheet1.N54:Sheet1.N60" chart:label-cell-address="Sheet1.N52:Sheet1.N52" chart:class="chart:scatter">
            <chart:data-point chart:repeated="7"/>
          </chart:series>
          <chart:series chart:style-name="ch12" chart:values-cell-range-address="Sheet1.L163:Sheet1.L169" chart:label-cell-address="Sheet1.L161:Sheet1.L161" chart:class="chart:scatter">
            <chart:domain table:cell-range-address="Sheet1.B163:Sheet1.B169"/>
            <chart:data-point chart:repeated="7"/>
          </chart:series>
          <chart:series chart:style-name="ch13" chart:values-cell-range-address="Sheet1.M163:Sheet1.M169" chart:label-cell-address="Sheet1.M161:Sheet1.M161" chart:class="chart:scatter">
            <chart:domain table:cell-range-address="Sheet1.B163:Sheet1.B169"/>
            <chart:data-point chart:repeated="7"/>
          </chart:series>
          <chart:series chart:style-name="ch14" chart:values-cell-range-address="Sheet1.N163:Sheet1.N169" chart:label-cell-address="Sheet1.N161:Sheet1.N161" chart:class="chart:scatter">
            <chart:domain table:cell-range-address="Sheet1.B163:Sheet1.B169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1 0.03125</text:p>
                <draw:g>
                  <svg:desc>Sheet1.L52:Sheet1.L52</svg:desc>
                </draw:g>
              </table:table-cell>
              <table:table-cell office:value-type="string">
                <text:p>z1 0.015625</text:p>
                <draw:g>
                  <svg:desc>Sheet1.M52:Sheet1.M52</svg:desc>
                </draw:g>
              </table:table-cell>
              <table:table-cell office:value-type="string">
                <text:p>z1 0.0078125</text:p>
                <draw:g>
                  <svg:desc>Sheet1.N52:Sheet1.N5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z2 0.03125</text:p>
                <draw:g>
                  <svg:desc>Sheet1.L161:Sheet1.L16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z2 0.015625</text:p>
                <draw:g>
                  <svg:desc>Sheet1.M161:Sheet1.M16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z2 0.0078125</text:p>
                <draw:g>
                  <svg:desc>Sheet1.N161:Sheet1.N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4.241">
                <text:p>14.241</text:p>
                <draw:g>
                  <svg:desc>Sheet1.L54:Sheet1.L60</svg:desc>
                </draw:g>
              </table:table-cell>
              <table:table-cell office:value-type="float" office:value="8.886">
                <text:p>8.886</text:p>
                <draw:g>
                  <svg:desc>Sheet1.M54:Sheet1.M60</svg:desc>
                </draw:g>
              </table:table-cell>
              <table:table-cell office:value-type="float" office:value="8.871">
                <text:p>8.871</text:p>
                <draw:g>
                  <svg:desc>Sheet1.N54:Sheet1.N60</svg:desc>
                </draw:g>
              </table:table-cell>
              <table:table-cell office:value-type="float" office:value="0.5">
                <text:p>0.5</text:p>
                <draw:g>
                  <svg:desc>Sheet1.B163:Sheet1.B169</svg:desc>
                </draw:g>
              </table:table-cell>
              <table:table-cell office:value-type="float" office:value="15.549">
                <text:p>15.549</text:p>
                <draw:g>
                  <svg:desc>Sheet1.L163:Sheet1.L169</svg:desc>
                </draw:g>
              </table:table-cell>
              <table:table-cell office:value-type="float" office:value="0.5">
                <text:p>0.5</text:p>
                <draw:g>
                  <svg:desc>Sheet1.B163:Sheet1.B169</svg:desc>
                </draw:g>
              </table:table-cell>
              <table:table-cell office:value-type="float" office:value="8.897">
                <text:p>8.897</text:p>
                <draw:g>
                  <svg:desc>Sheet1.M163:Sheet1.M169</svg:desc>
                </draw:g>
              </table:table-cell>
              <table:table-cell office:value-type="float" office:value="0.5">
                <text:p>0.5</text:p>
                <draw:g>
                  <svg:desc>Sheet1.B163:Sheet1.B169</svg:desc>
                </draw:g>
              </table:table-cell>
              <table:table-cell office:value-type="float" office:value="8.81">
                <text:p>8.81</text:p>
                <draw:g>
                  <svg:desc>Sheet1.N163:Sheet1.N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787">
                <text:p>3.787</text:p>
              </table:table-cell>
              <table:table-cell office:value-type="float" office:value="2.504">
                <text:p>2.504</text:p>
              </table:table-cell>
              <table:table-cell office:value-type="float" office:value="2.544">
                <text:p>2.544</text:p>
              </table:table-cell>
              <table:table-cell office:value-type="float" office:value="0.25">
                <text:p>0.25</text:p>
              </table:table-cell>
              <table:table-cell office:value-type="float" office:value="3.742">
                <text:p>3.742</text:p>
              </table:table-cell>
              <table:table-cell office:value-type="float" office:value="0.25">
                <text:p>0.25</text:p>
              </table:table-cell>
              <table:table-cell office:value-type="float" office:value="2.859">
                <text:p>2.859</text:p>
              </table:table-cell>
              <table:table-cell office:value-type="float" office:value="0.25">
                <text:p>0.25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295">
                <text:p>1.295</text:p>
              </table:table-cell>
              <table:table-cell office:value-type="float" office:value="0.775">
                <text:p>0.775</text:p>
              </table:table-cell>
              <table:table-cell office:value-type="float" office:value="0.823">
                <text:p>0.823</text:p>
              </table:table-cell>
              <table:table-cell office:value-type="float" office:value="0.125">
                <text:p>0.125</text:p>
              </table:table-cell>
              <table:table-cell office:value-type="float" office:value="1.295">
                <text:p>1.295</text:p>
              </table:table-cell>
              <table:table-cell office:value-type="float" office:value="0.125">
                <text:p>0.125</text:p>
              </table:table-cell>
              <table:table-cell office:value-type="float" office:value="0.788">
                <text:p>0.788</text:p>
              </table:table-cell>
              <table:table-cell office:value-type="float" office:value="0.125">
                <text:p>0.12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51">
                <text:p>0.551</text:p>
              </table:table-cell>
              <table:table-cell office:value-type="float" office:value="0.299">
                <text:p>0.299</text:p>
              </table:table-cell>
              <table:table-cell office:value-type="float" office:value="0.308">
                <text:p>0.308</text:p>
              </table:table-cell>
              <table:table-cell office:value-type="float" office:value="0.0625">
                <text:p>0.0625</text:p>
              </table:table-cell>
              <table:table-cell office:value-type="float" office:value="0.557">
                <text:p>0.557</text:p>
              </table:table-cell>
              <table:table-cell office:value-type="float" office:value="0.0625">
                <text:p>0.0625</text:p>
              </table:table-cell>
              <table:table-cell office:value-type="float" office:value="0.497">
                <text:p>0.497</text:p>
              </table:table-cell>
              <table:table-cell office:value-type="float" office:value="0.0625">
                <text:p>0.062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24">
                <text:p>0.324</text:p>
              </table:table-cell>
              <table:table-cell office:value-type="float" office:value="0.146">
                <text:p>0.146</text:p>
              </table:table-cell>
              <table:table-cell office:value-type="float" office:value="0.152">
                <text:p>0.152</text:p>
              </table:table-cell>
              <table:table-cell office:value-type="float" office:value="0.03125">
                <text:p>0.03125</text:p>
              </table:table-cell>
              <table:table-cell office:value-type="float" office:value="0.342">
                <text:p>0.342</text:p>
              </table:table-cell>
              <table:table-cell office:value-type="float" office:value="0.03125">
                <text:p>0.03125</text:p>
              </table:table-cell>
              <table:table-cell office:value-type="float" office:value="0.173">
                <text:p>0.173</text:p>
              </table:table-cell>
              <table:table-cell office:value-type="float" office:value="0.03125">
                <text:p>0.0312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  <table:table-cell office:value-type="float" office:value="0.015625">
                <text:p>0.015625</text:p>
              </table:table-cell>
              <table:table-cell office:value-type="float" office:value="0.191">
                <text:p>0.191</text:p>
              </table:table-cell>
              <table:table-cell office:value-type="float" office:value="0.015625">
                <text:p>0.015625</text:p>
              </table:table-cell>
              <table:table-cell office:value-type="float" office:value="0.089">
                <text:p>0.089</text:p>
              </table:table-cell>
              <table:table-cell office:value-type="float" office:value="0.015625">
                <text:p>0.01562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61">
                <text:p>0.16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8">
                <text:p>0.07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6">
                <text:p>0.0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05cm" svg:height="9.397cm" xlink:href=".." xlink:type="simple" chart:class="chart:scatter" chart:style-name="ch1">
        <chart:title svg:x="6.602cm" svg:y="0.323cm" chart:style-name="ch2">
          <text:p>Hsql HTMID</text:p>
        </chart:title>
        <chart:legend chart:legend-position="end" svg:x="1.823cm" svg:y="1.599cm" style:legend-expansion="custom" chartooo:width="3.764cm" chartooo:height="2.552cm" style:legend-expansion-aspect-ratio="1.47492163009404" chart:style-name="ch3"/>
        <chart:plot-area chart:style-name="ch4" table:cell-range-address="Sheet1.B163:Sheet1.B169 Sheet1.P161:Sheet1.T161 Sheet1.P163:Sheet1.T169" chart:data-source-has-labels="row" svg:x="0.703cm" svg:y="-0.007cm" svg:width="14.502cm" svg:height="8.612cm">
          <chartooo:coordinate-region svg:x="1.324cm" svg:y="0.192cm" svg:width="13.641cm" svg:height="7.766cm"/>
          <chart:axis chart:dimension="x" chart:name="primary-x" chart:style-name="ch5">
            <chart:title svg:x="7.03cm" svg:y="8.515cm" chart:style-name="ch6">
              <text:p>radius (deg)</text:p>
            </chart:title>
          </chart:axis>
          <chart:axis chart:dimension="y" chart:name="primary-y" chart:style-name="ch5">
            <chart:title svg:x="0.143cm" svg:y="4.661cm" chart:style-name="ch7">
              <text:p>time (s)</text:p>
            </chart:title>
            <chart:grid chart:style-name="ch8" chart:class="major"/>
          </chart:axis>
          <chart:series chart:style-name="ch9" chart:values-cell-range-address="Sheet1.P163:Sheet1.P169" chart:label-cell-address="Sheet1.P161:Sheet1.P161" chart:class="chart:scatter">
            <chart:domain table:cell-range-address="Sheet1.B163:Sheet1.B169"/>
            <chart:data-point chart:repeated="7"/>
          </chart:series>
          <chart:series chart:style-name="ch10" chart:values-cell-range-address="Sheet1.Q163:Sheet1.Q169" chart:label-cell-address="Sheet1.Q161:Sheet1.Q161" chart:class="chart:scatter">
            <chart:data-point chart:repeated="7"/>
          </chart:series>
          <chart:series chart:style-name="ch11" chart:values-cell-range-address="Sheet1.R163:Sheet1.R169" chart:label-cell-address="Sheet1.R161:Sheet1.R161" chart:class="chart:scatter">
            <chart:data-point chart:repeated="7"/>
          </chart:series>
          <chart:series chart:style-name="ch9" chart:values-cell-range-address="Sheet1.S163:Sheet1.S169" chart:label-cell-address="Sheet1.S161:Sheet1.S161" chart:class="chart:scatter">
            <chart:data-point chart:repeated="7"/>
          </chart:series>
          <chart:series chart:style-name="ch12" chart:values-cell-range-address="Sheet1.T163:Sheet1.T169" chart:label-cell-address="Sheet1.T161:Sheet1.T16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3 0.125</text:p>
                <draw:g>
                  <svg:desc>Sheet1.P161:Sheet1.P161</svg:desc>
                </draw:g>
              </table:table-cell>
              <table:table-cell office:value-type="string">
                <text:p>z3 0.0625</text:p>
                <draw:g>
                  <svg:desc>Sheet1.Q161:Sheet1.Q161</svg:desc>
                </draw:g>
              </table:table-cell>
              <table:table-cell office:value-type="string">
                <text:p>z3 0.03125</text:p>
                <draw:g>
                  <svg:desc>Sheet1.R161:Sheet1.R161</svg:desc>
                </draw:g>
              </table:table-cell>
              <table:table-cell office:value-type="string">
                <text:p>z3 0.015625</text:p>
                <draw:g>
                  <svg:desc>Sheet1.S161:Sheet1.S161</svg:desc>
                </draw:g>
              </table:table-cell>
              <table:table-cell office:value-type="string">
                <text:p>z3 0.0078125</text:p>
                <draw:g>
                  <svg:desc>Sheet1.T161:Sheet1.T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163:Sheet1.B169</svg:desc>
                </draw:g>
              </table:table-cell>
              <table:table-cell office:value-type="float" office:value="15.434">
                <text:p>15.434</text:p>
                <draw:g>
                  <svg:desc>Sheet1.P163:Sheet1.P169</svg:desc>
                </draw:g>
              </table:table-cell>
              <table:table-cell office:value-type="float" office:value="8.598">
                <text:p>8.598</text:p>
                <draw:g>
                  <svg:desc>Sheet1.Q163:Sheet1.Q169</svg:desc>
                </draw:g>
              </table:table-cell>
              <table:table-cell office:value-type="float" office:value="8.498">
                <text:p>8.498</text:p>
                <draw:g>
                  <svg:desc>Sheet1.R163:Sheet1.R169</svg:desc>
                </draw:g>
              </table:table-cell>
              <table:table-cell office:value-type="float" office:value="8.538">
                <text:p>8.538</text:p>
                <draw:g>
                  <svg:desc>Sheet1.S163:Sheet1.S169</svg:desc>
                </draw:g>
              </table:table-cell>
              <table:table-cell office:value-type="float" office:value="7.946">
                <text:p>7.946</text:p>
                <draw:g>
                  <svg:desc>Sheet1.T163:Sheet1.T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799">
                <text:p>3.799</text:p>
              </table:table-cell>
              <table:table-cell office:value-type="float" office:value="2.382">
                <text:p>2.382</text:p>
              </table:table-cell>
              <table:table-cell office:value-type="float" office:value="2.344">
                <text:p>2.344</text:p>
              </table:table-cell>
              <table:table-cell office:value-type="float" office:value="2.383">
                <text:p>2.383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319">
                <text:p>1.319</text:p>
              </table:table-cell>
              <table:table-cell office:value-type="float" office:value="0.789">
                <text:p>0.789</text:p>
              </table:table-cell>
              <table:table-cell office:value-type="float" office:value="0.781">
                <text:p>0.781</text:p>
              </table:table-cell>
              <table:table-cell office:value-type="float" office:value="0.774">
                <text:p>0.7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45">
                <text:p>0.545</text:p>
              </table:table-cell>
              <table:table-cell office:value-type="float" office:value="0.297">
                <text:p>0.297</text:p>
              </table:table-cell>
              <table:table-cell office:value-type="float" office:value="0.314">
                <text:p>0.314</text:p>
              </table:table-cell>
              <table:table-cell office:value-type="float" office:value="0.295">
                <text:p>0.29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18">
                <text:p>0.318</text:p>
              </table:table-cell>
              <table:table-cell office:value-type="float" office:value="0.156">
                <text:p>0.156</text:p>
              </table:table-cell>
              <table:table-cell office:value-type="float" office:value="0.16">
                <text:p>0.16</text:p>
              </table:table-cell>
              <table:table-cell office:value-type="float" office:value="0.164">
                <text:p>0.16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187">
                <text:p>0.187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85">
                <text:p>0.08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3">
                <text:p>0.143</text:p>
              </table:table-cell>
              <table:table-cell office:value-type="float" office:value="0.077">
                <text:p>0.077</text:p>
              </table:table-cell>
              <table:table-cell office:value-type="float" office:value="0.081">
                <text:p>0.081</text:p>
              </table:table-cell>
              <table:table-cell office:value-type="float" office:value="0.075">
                <text:p>0.075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93cm" svg:y="2.958cm" style:legend-expansion="high" chart:style-name="ch2"/>
        <chart:plot-area chart:style-name="ch3" table:cell-range-address="Sheet1.D14:Sheet1.D17 Sheet1.H14:Sheet1.J17 Sheet1.K13:Sheet1.M18" svg:x="0.319cm" svg:y="0.18cm" svg:width="12.455cm" svg:height="8.645cm">
          <chartooo:coordinate-region svg:x="1.046cm" svg:y="0.38cm" svg:width="11.4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4:Sheet1.H17" chart:class="chart:scatter">
            <chart:domain table:cell-range-address="Sheet1.D14:Sheet1.D17"/>
            <chart:data-point chart:repeated="4"/>
          </chart:series>
          <chart:series chart:style-name="ch7" chart:values-cell-range-address="Sheet1.I14:Sheet1.I17" chart:class="chart:scatter">
            <chart:data-point chart:repeated="4"/>
          </chart:series>
          <chart:series chart:style-name="ch8" chart:values-cell-range-address="Sheet1.J14:Sheet1.J17" chart:class="chart:scatter">
            <chart:data-point chart:repeated="4"/>
          </chart:series>
          <chart:series chart:style-name="ch9" chart:values-cell-range-address="Sheet1.K13:Sheet1.K18" chart:class="chart:scatter">
            <chart:domain table:cell-range-address="Sheet1.D13:Sheet1.D18"/>
            <chart:data-point chart:repeated="6"/>
          </chart:series>
          <chart:series chart:style-name="ch10" chart:values-cell-range-address="Sheet1.L13:Sheet1.L18" chart:class="chart:scatter">
            <chart:domain table:cell-range-address="Sheet1.D13:Sheet1.D18"/>
            <chart:data-point chart:repeated="6"/>
          </chart:series>
          <chart:series chart:style-name="ch11" chart:values-cell-range-address="Sheet1.M13:Sheet1.M18" chart:class="chart:scatter">
            <chart:domain table:cell-range-address="Sheet1.D12:Sheet1.D1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D14:Sheet1.D17</svg:desc>
                </draw:g>
              </table:table-cell>
              <table:table-cell office:value-type="float" office:value="0.822">
                <text:p>0.822</text:p>
                <draw:g>
                  <svg:desc>Sheet1.H14:Sheet1.H17</svg:desc>
                </draw:g>
              </table:table-cell>
              <table:table-cell office:value-type="float" office:value="0.767">
                <text:p>0.767</text:p>
                <draw:g>
                  <svg:desc>Sheet1.I14:Sheet1.I17</svg:desc>
                </draw:g>
              </table:table-cell>
              <table:table-cell office:value-type="float" office:value="0.409">
                <text:p>0.409</text:p>
                <draw:g>
                  <svg:desc>Sheet1.J14:Sheet1.J17</svg:desc>
                </draw:g>
              </table:table-cell>
              <table:table-cell office:value-type="float" office:value="0.25">
                <text:p>0.25</text:p>
                <draw:g>
                  <svg:desc>Sheet1.D13:Sheet1.D18</svg:desc>
                </draw:g>
              </table:table-cell>
              <table:table-cell office:value-type="float" office:value="1.001">
                <text:p>1.001</text:p>
                <draw:g>
                  <svg:desc>Sheet1.K13:Sheet1.K18</svg:desc>
                </draw:g>
              </table:table-cell>
              <table:table-cell office:value-type="float" office:value="0.25">
                <text:p>0.25</text:p>
                <draw:g>
                  <svg:desc>Sheet1.D13:Sheet1.D18</svg:desc>
                </draw:g>
              </table:table-cell>
              <table:table-cell office:value-type="float" office:value="0.68">
                <text:p>0.68</text:p>
                <draw:g>
                  <svg:desc>Sheet1.L13:Sheet1.L18</svg:desc>
                </draw:g>
              </table:table-cell>
              <table:table-cell office:value-type="float" office:value="0.5">
                <text:p>0.5</text:p>
                <draw:g>
                  <svg:desc>Sheet1.D12:Sheet1.D18</svg:desc>
                </draw:g>
              </table:table-cell>
              <table:table-cell office:value-type="float" office:value="0.621">
                <text:p>0.621</text:p>
                <draw:g>
                  <svg:desc>Sheet1.M13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57">
                <text:p>0.57</text:p>
              </table:table-cell>
              <table:table-cell office:value-type="float" office:value="0.431">
                <text:p>0.431</text:p>
              </table:table-cell>
              <table:table-cell office:value-type="float" office:value="0.326">
                <text:p>0.326</text:p>
              </table:table-cell>
              <table:table-cell office:value-type="float" office:value="0.125">
                <text:p>0.125</text:p>
              </table:table-cell>
              <table:table-cell office:value-type="float" office:value="0.573">
                <text:p>0.573</text:p>
              </table:table-cell>
              <table:table-cell office:value-type="float" office:value="0.125">
                <text:p>0.125</text:p>
              </table:table-cell>
              <table:table-cell office:value-type="float" office:value="0.417">
                <text:p>0.417</text:p>
              </table:table-cell>
              <table:table-cell office:value-type="float" office:value="0.25">
                <text:p>0.2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25">
                <text:p>0.03125</text:p>
              </table:table-cell>
              <table:table-cell office:value-type="float" office:value="0.496">
                <text:p>0.496</text:p>
              </table:table-cell>
              <table:table-cell office:value-type="float" office:value="0.338">
                <text:p>0.338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401">
                <text:p>0.401</text:p>
              </table:table-cell>
              <table:table-cell office:value-type="float" office:value="0.0625">
                <text:p>0.0625</text:p>
              </table:table-cell>
              <table:table-cell office:value-type="float" office:value="0.321">
                <text:p>0.321</text:p>
              </table:table-cell>
              <table:table-cell office:value-type="float" office:value="0.125">
                <text:p>0.125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625">
                <text:p>0.015625</text:p>
              </table:table-cell>
              <table:table-cell office:value-type="float" office:value="0.439">
                <text:p>0.439</text:p>
              </table:table-cell>
              <table:table-cell office:value-type="float" office:value="0.258">
                <text:p>0.258</text:p>
              </table:table-cell>
              <table:table-cell office:value-type="float" office:value="0.336">
                <text:p>0.336</text:p>
              </table:table-cell>
              <table:table-cell office:value-type="float" office:value="0.03125">
                <text:p>0.03125</text:p>
              </table:table-cell>
              <table:table-cell office:value-type="float" office:value="0.363">
                <text:p>0.363</text:p>
              </table:table-cell>
              <table:table-cell office:value-type="float" office:value="0.03125">
                <text:p>0.03125</text:p>
              </table:table-cell>
              <table:table-cell office:value-type="float" office:value="0.297">
                <text:p>0.297</text:p>
              </table:table-cell>
              <table:table-cell office:value-type="float" office:value="0.0625">
                <text:p>0.062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0.403">
                <text:p>0.403</text:p>
              </table:table-cell>
              <table:table-cell office:value-type="float" office:value="0.015625">
                <text:p>0.015625</text:p>
              </table:table-cell>
              <table:table-cell office:value-type="float" office:value="0.275">
                <text:p>0.275</text:p>
              </table:table-cell>
              <table:table-cell office:value-type="float" office:value="0.03125">
                <text:p>0.0312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1">
                <text:p>0.33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77">
                <text:p>0.277</text:p>
              </table:table-cell>
              <table:table-cell office:value-type="float" office:value="0.015625">
                <text:p>0.015625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7cm" svg:height="9.41cm" xlink:href=".." xlink:type="simple" chart:class="chart:scatter" chart:style-name="ch1">
        <chart:title svg:x="6.148cm" svg:y="0.324cm" chart:style-name="ch2">
          <text:p>CQEngine zones</text:p>
        </chart:title>
        <chart:legend chart:legend-position="end" svg:x="1.903cm" svg:y="1.584cm" style:legend-expansion="custom" chartooo:width="3.811cm" chartooo:height="1.674cm" style:legend-expansion-aspect-ratio="2.27658303464755" chart:style-name="ch3"/>
        <chart:plot-area chart:style-name="ch4" table:cell-range-address="Sheet1.B54:Sheet1.B60 Sheet1.D52:Sheet1.F52 Sheet1.D54:Sheet1.F60" chart:data-source-has-labels="row" svg:x="1.174cm" svg:y="0.011cm" svg:width="14.142cm" svg:height="8.665cm">
          <chartooo:coordinate-region svg:x="1.795cm" svg:y="0.21cm" svg:width="13.281cm" svg:height="7.819cm"/>
          <chart:axis chart:dimension="x" chart:name="primary-x" chart:style-name="ch5">
            <chart:title svg:x="7.519cm" svg:y="8.676cm" chart:style-name="ch6">
              <text:p>radius(deg)</text:p>
            </chart:title>
          </chart:axis>
          <chart:axis chart:dimension="y" chart:name="primary-y" chart:style-name="ch5">
            <chart:title svg:x="0.438cm" svg:y="5.298cm" chart:style-name="ch7">
              <text:p>time(s)</text:p>
            </chart:title>
            <chart:grid chart:style-name="ch8" chart:class="major"/>
          </chart:axis>
          <chart:series chart:style-name="ch9" chart:values-cell-range-address="Sheet1.D54:Sheet1.D60" chart:label-cell-address="Sheet1.D52:Sheet1.D52" chart:class="chart:scatter">
            <chart:domain table:cell-range-address="Sheet1.B54:Sheet1.B60"/>
            <chart:data-point chart:repeated="7"/>
          </chart:series>
          <chart:series chart:style-name="ch10" chart:values-cell-range-address="Sheet1.E54:Sheet1.E60" chart:label-cell-address="Sheet1.E52:Sheet1.E52" chart:class="chart:scatter">
            <chart:data-point chart:repeated="7"/>
          </chart:series>
          <chart:series chart:style-name="ch11" chart:values-cell-range-address="Sheet1.F54:Sheet1.F60" chart:label-cell-address="Sheet1.F52:Sheet1.F5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D52:Sheet1.D52</svg:desc>
                </draw:g>
              </table:table-cell>
              <table:table-cell office:value-type="string">
                <text:p>z=0.015625</text:p>
                <draw:g>
                  <svg:desc>Sheet1.E52:Sheet1.E52</svg:desc>
                </draw:g>
              </table:table-cell>
              <table:table-cell office:value-type="string">
                <text:p>z=0.0078125</text:p>
                <draw:g>
                  <svg:desc>Sheet1.F52:Sheet1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44.22">
                <text:p>44.22</text:p>
                <draw:g>
                  <svg:desc>Sheet1.D54:Sheet1.D60</svg:desc>
                </draw:g>
              </table:table-cell>
              <table:table-cell office:value-type="float" office:value="53.138">
                <text:p>53.138</text:p>
                <draw:g>
                  <svg:desc>Sheet1.E54:Sheet1.E60</svg:desc>
                </draw:g>
              </table:table-cell>
              <table:table-cell office:value-type="float" office:value="60.391">
                <text:p>60.391</text:p>
                <draw:g>
                  <svg:desc>Sheet1.F54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7.129">
                <text:p>17.129</text:p>
              </table:table-cell>
              <table:table-cell office:value-type="float" office:value="20.718">
                <text:p>20.718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.536">
                <text:p>4.536</text:p>
              </table:table-cell>
              <table:table-cell office:value-type="float" office:value="6.264">
                <text:p>6.264</text:p>
              </table:table-cell>
              <table:table-cell office:value-type="float" office:value="8.233">
                <text:p>8.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844">
                <text:p>1.844</text:p>
              </table:table-cell>
              <table:table-cell office:value-type="float" office:value="2.651">
                <text:p>2.651</text:p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.037">
                <text:p>1.037</text:p>
              </table:table-cell>
              <table:table-cell office:value-type="float" office:value="1.564">
                <text:p>1.564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611">
                <text:p>0.611</text:p>
              </table:table-cell>
              <table:table-cell office:value-type="float" office:value="0.976">
                <text:p>0.976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3">
                <text:p>0.553</text:p>
              </table:table-cell>
              <table:table-cell office:value-type="float" office:value="0.917">
                <text:p>0.917</text:p>
              </table:table-cell>
              <table:table-cell office:value-type="float" office:value="1.371">
                <text:p>1.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5cm" svg:height="9.27cm" xlink:href=".." xlink:type="simple" chart:class="chart:scatter" chart:style-name="ch1">
        <chart:title svg:x="6.602cm" svg:y="0.321cm" chart:style-name="ch2">
          <text:p>Hsql HTMID</text:p>
        </chart:title>
        <chart:legend chart:legend-position="end" svg:x="1.789cm" svg:y="1.111cm" style:legend-expansion="custom" chartooo:width="3.674cm" chartooo:height="1.641cm" style:legend-expansion-aspect-ratio="2.23887873248019" chart:style-name="ch3"/>
        <chart:plot-area chart:style-name="ch4" table:cell-range-address="Sheet1.B58:Sheet1.B60 Sheet1.L52:Sheet1.N52 Sheet1.L58:Sheet1.N60" chart:data-source-has-labels="row" svg:x="0.849cm" svg:y="-0.016cm" svg:width="14.497cm" svg:height="8.064cm">
          <chartooo:coordinate-region svg:x="1.761cm" svg:y="0.184cm" svg:width="13.161cm" svg:height="7.217cm"/>
          <chart:axis chart:dimension="x" chart:name="primary-x" chart:style-name="ch5">
            <chart:title svg:x="7.167cm" svg:y="8.233cm" chart:style-name="ch6">
              <text:p>radius (deg)</text:p>
            </chart:title>
          </chart:axis>
          <chart:axis chart:dimension="y" chart:name="primary-y" chart:style-name="ch5">
            <chart:title svg:x="0cm" svg:y="4.602cm" chart:style-name="ch7">
              <text:p>time (s)</text:p>
            </chart:title>
            <chart:grid chart:style-name="ch8" chart:class="major"/>
          </chart:axis>
          <chart:series chart:style-name="ch9" chart:values-cell-range-address="Sheet1.L58:Sheet1.L60" chart:label-cell-address="Sheet1.L52:Sheet1.L52" chart:class="chart:scatter">
            <chart:domain table:cell-range-address="Sheet1.B58:Sheet1.B60"/>
            <chart:data-point chart:repeated="3"/>
          </chart:series>
          <chart:series chart:style-name="ch10" chart:values-cell-range-address="Sheet1.M58:Sheet1.M60" chart:label-cell-address="Sheet1.M52:Sheet1.M52" chart:class="chart:scatter">
            <chart:data-point chart:repeated="3"/>
          </chart:series>
          <chart:series chart:style-name="ch11" chart:values-cell-range-address="Sheet1.N58:Sheet1.N60" chart:label-cell-address="Sheet1.N52:Sheet1.N5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1 0.03125</text:p>
                <draw:g>
                  <svg:desc>Sheet1.L52:Sheet1.L52</svg:desc>
                </draw:g>
              </table:table-cell>
              <table:table-cell office:value-type="string">
                <text:p>z1 0.015625</text:p>
                <draw:g>
                  <svg:desc>Sheet1.M52:Sheet1.M52</svg:desc>
                </draw:g>
              </table:table-cell>
              <table:table-cell office:value-type="string">
                <text:p>z1 0.0078125</text:p>
                <draw:g>
                  <svg:desc>Sheet1.N52:Sheet1.N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5">
                <text:p>0.03125</text:p>
                <draw:g>
                  <svg:desc>Sheet1.B58:Sheet1.B60</svg:desc>
                </draw:g>
              </table:table-cell>
              <table:table-cell office:value-type="float" office:value="0.324">
                <text:p>0.324</text:p>
                <draw:g>
                  <svg:desc>Sheet1.L58:Sheet1.L60</svg:desc>
                </draw:g>
              </table:table-cell>
              <table:table-cell office:value-type="float" office:value="0.146">
                <text:p>0.146</text:p>
                <draw:g>
                  <svg:desc>Sheet1.M58:Sheet1.M60</svg:desc>
                </draw:g>
              </table:table-cell>
              <table:table-cell office:value-type="float" office:value="0.152">
                <text:p>0.152</text:p>
                <draw:g>
                  <svg:desc>Sheet1.N58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25">
                <text:p>0.015625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61">
                <text:p>0.16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5cm" svg:height="9.397cm" xlink:href=".." xlink:type="simple" chart:class="chart:scatter" chart:style-name="ch1">
        <chart:title svg:x="6.602cm" svg:y="0.323cm" chart:style-name="ch2">
          <text:p>Hsql HTMID</text:p>
        </chart:title>
        <chart:legend chart:legend-position="end" svg:x="1.823cm" svg:y="1.599cm" style:legend-expansion="custom" chartooo:width="3.674cm" chartooo:height="1.664cm" style:legend-expansion-aspect-ratio="2.20793269230769" chart:style-name="ch3"/>
        <chart:plot-area chart:style-name="ch4" table:cell-range-address="Sheet1.B54:Sheet1.B60 Sheet1.L52:Sheet1.N52 Sheet1.L54:Sheet1.N60" chart:data-source-has-labels="row" svg:x="0.703cm" svg:y="-0.007cm" svg:width="14.502cm" svg:height="8.612cm">
          <chartooo:coordinate-region svg:x="1.324cm" svg:y="0.192cm" svg:width="13.641cm" svg:height="7.766cm"/>
          <chart:axis chart:dimension="x" chart:name="primary-x" chart:style-name="ch5">
            <chart:title svg:x="7.026cm" svg:y="8.515cm" chart:style-name="ch6">
              <text:p>radius (deg)</text:p>
            </chart:title>
          </chart:axis>
          <chart:axis chart:dimension="y" chart:name="primary-y" chart:style-name="ch5">
            <chart:title svg:x="0.143cm" svg:y="4.665cm" chart:style-name="ch7">
              <text:p>time (s)</text:p>
            </chart:title>
            <chart:grid chart:style-name="ch8" chart:class="major"/>
          </chart:axis>
          <chart:series chart:style-name="ch9" chart:values-cell-range-address="Sheet1.L54:Sheet1.L60" chart:label-cell-address="Sheet1.L52:Sheet1.L52" chart:class="chart:scatter">
            <chart:domain table:cell-range-address="Sheet1.B54:Sheet1.B60"/>
            <chart:data-point chart:repeated="7"/>
          </chart:series>
          <chart:series chart:style-name="ch10" chart:values-cell-range-address="Sheet1.M54:Sheet1.M60" chart:label-cell-address="Sheet1.M52:Sheet1.M52" chart:class="chart:scatter">
            <chart:data-point chart:repeated="7"/>
          </chart:series>
          <chart:series chart:style-name="ch11" chart:values-cell-range-address="Sheet1.N54:Sheet1.N60" chart:label-cell-address="Sheet1.N52:Sheet1.N5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1 0.03125</text:p>
                <draw:g>
                  <svg:desc>Sheet1.L52:Sheet1.L52</svg:desc>
                </draw:g>
              </table:table-cell>
              <table:table-cell office:value-type="string">
                <text:p>z1 0.015625</text:p>
                <draw:g>
                  <svg:desc>Sheet1.M52:Sheet1.M52</svg:desc>
                </draw:g>
              </table:table-cell>
              <table:table-cell office:value-type="string">
                <text:p>z1 0.0078125</text:p>
                <draw:g>
                  <svg:desc>Sheet1.N52:Sheet1.N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4.241">
                <text:p>14.241</text:p>
                <draw:g>
                  <svg:desc>Sheet1.L54:Sheet1.L60</svg:desc>
                </draw:g>
              </table:table-cell>
              <table:table-cell office:value-type="float" office:value="8.886">
                <text:p>8.886</text:p>
                <draw:g>
                  <svg:desc>Sheet1.M54:Sheet1.M60</svg:desc>
                </draw:g>
              </table:table-cell>
              <table:table-cell office:value-type="float" office:value="8.871">
                <text:p>8.871</text:p>
                <draw:g>
                  <svg:desc>Sheet1.N54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787">
                <text:p>3.787</text:p>
              </table:table-cell>
              <table:table-cell office:value-type="float" office:value="2.504">
                <text:p>2.504</text:p>
              </table:table-cell>
              <table:table-cell office:value-type="float" office:value="2.544">
                <text:p>2.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295">
                <text:p>1.295</text:p>
              </table:table-cell>
              <table:table-cell office:value-type="float" office:value="0.775">
                <text:p>0.77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51">
                <text:p>0.551</text:p>
              </table:table-cell>
              <table:table-cell office:value-type="float" office:value="0.299">
                <text:p>0.299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24">
                <text:p>0.324</text:p>
              </table:table-cell>
              <table:table-cell office:value-type="float" office:value="0.146">
                <text:p>0.14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61">
                <text:p>0.16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3cm" svg:height="9.378cm" xlink:href=".." xlink:type="simple" chart:class="chart:scatter" chart:style-name="ch1">
        <chart:title svg:x="5.291cm" svg:y="0.323cm" chart:style-name="ch2">
          <text:p>Hsql zones - SEPARATE</text:p>
        </chart:title>
        <chart:legend chart:legend-position="end" svg:x="1.565cm" svg:y="1.881cm" style:legend-expansion="custom" chartooo:width="4.324cm" chartooo:height="1.66cm" style:legend-expansion-aspect-ratio="2.60481927710843" chart:style-name="ch3"/>
        <chart:plot-area chart:style-name="ch4" table:cell-range-address="Sheet1.B54:Sheet1.B60 Sheet1.T52:Sheet1.V52 Sheet1.T54:Sheet1.V60" chart:data-source-has-labels="row" svg:x="0.729cm" svg:y="0.011cm" svg:width="14.341cm" svg:height="8.692cm">
          <chartooo:coordinate-region svg:x="1.536cm" svg:y="0.21cm" svg:width="13.294cm" svg:height="7.846cm"/>
          <chart:axis chart:dimension="x" chart:name="primary-x" chart:style-name="ch5">
            <chart:title svg:x="7.218cm" svg:y="8.703cm" chart:style-name="ch6">
              <text:p>radius (deg)</text:p>
            </chart:title>
          </chart:axis>
          <chart:axis chart:dimension="y" chart:name="primary-y" chart:style-name="ch5">
            <chart:title svg:x="0.169cm" svg:y="4.657cm" chart:style-name="ch7">
              <text:p>time (s)</text:p>
            </chart:title>
            <chart:grid chart:style-name="ch8" chart:class="major"/>
          </chart:axis>
          <chart:series chart:style-name="ch9" chart:values-cell-range-address="Sheet1.T54:Sheet1.T60" chart:label-cell-address="Sheet1.T52:Sheet1.T52" chart:class="chart:scatter">
            <chart:domain table:cell-range-address="Sheet1.B54:Sheet1.B60"/>
            <chart:data-point chart:repeated="7"/>
          </chart:series>
          <chart:series chart:style-name="ch10" chart:values-cell-range-address="Sheet1.U54:Sheet1.U60" chart:label-cell-address="Sheet1.U52:Sheet1.U52" chart:class="chart:scatter">
            <chart:data-point chart:repeated="7"/>
          </chart:series>
          <chart:series chart:style-name="ch11" chart:values-cell-range-address="Sheet1.V54:Sheet1.V60" chart:label-cell-address="Sheet1.V52:Sheet1.V5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T52:Sheet1.T52</svg:desc>
                </draw:g>
              </table:table-cell>
              <table:table-cell office:value-type="string">
                <text:p>z=0.015625</text:p>
                <draw:g>
                  <svg:desc>Sheet1.U52:Sheet1.U52</svg:desc>
                </draw:g>
              </table:table-cell>
              <table:table-cell office:value-type="string">
                <text:p>z=0.0078125</text:p>
                <draw:g>
                  <svg:desc>Sheet1.V52:Sheet1.V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255.106">
                <text:p>255.106</text:p>
                <draw:g>
                  <svg:desc>Sheet1.T54:Sheet1.T60</svg:desc>
                </draw:g>
              </table:table-cell>
              <table:table-cell office:value-type="float" office:value="183.939">
                <text:p>183.939</text:p>
                <draw:g>
                  <svg:desc>Sheet1.U54:Sheet1.U60</svg:desc>
                </draw:g>
              </table:table-cell>
              <table:table-cell office:value-type="float" office:value="177.538">
                <text:p>177.538</text:p>
                <draw:g>
                  <svg:desc>Sheet1.V54:Sheet1.V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28.107">
                <text:p>128.107</text:p>
              </table:table-cell>
              <table:table-cell office:value-type="float" office:value="91.264">
                <text:p>91.264</text:p>
              </table:table-cell>
              <table:table-cell office:value-type="float" office:value="83.785">
                <text:p>83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64.538">
                <text:p>64.538</text:p>
              </table:table-cell>
              <table:table-cell office:value-type="float" office:value="41.823">
                <text:p>41.823</text:p>
              </table:table-cell>
              <table:table-cell office:value-type="float" office:value="39.218">
                <text:p>39.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615">
                <text:p>32.615</text:p>
              </table:table-cell>
              <table:table-cell office:value-type="float" office:value="17.872">
                <text:p>17.872</text:p>
              </table:table-cell>
              <table:table-cell office:value-type="float" office:value="16.559">
                <text:p>16.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6.893">
                <text:p>16.893</text:p>
              </table:table-cell>
              <table:table-cell office:value-type="float" office:value="8.138">
                <text:p>8.138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0.406">
                <text:p>10.406</text:p>
              </table:table-cell>
              <table:table-cell office:value-type="float" office:value="4.602">
                <text:p>4.60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0.347">
                <text:p>10.347</text:p>
              </table:table-cell>
              <table:table-cell office:value-type="float" office:value="2.826">
                <text:p>2.826</text:p>
              </table:table-cell>
              <table:table-cell office:value-type="float" office:value="2.335">
                <text:p>2.3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4cm" svg:height="9.323cm" xlink:href=".." xlink:type="simple" chart:class="chart:scatter" chart:style-name="ch1">
        <chart:title svg:x="5.29cm" svg:y="0.322cm" chart:style-name="ch2">
          <text:p>Hsql zones - COMBINED</text:p>
        </chart:title>
        <chart:legend chart:legend-position="end" svg:x="2.432cm" svg:y="1.566cm" style:legend-expansion="custom" chartooo:width="4.263cm" chartooo:height="1.65cm" style:legend-expansion-aspect-ratio="2.58363636363636" chart:style-name="ch3"/>
        <chart:plot-area chart:style-name="ch4" table:cell-range-address="Sheet1.B54:Sheet1.B60 Sheet1.Z52:Sheet1.AB52 Sheet1.Z54:Sheet1.AB60" chart:data-source-has-labels="row" svg:x="0.691cm" svg:y="0.01cm" svg:width="14.414cm" svg:height="8.525cm">
          <chartooo:coordinate-region svg:x="1.498cm" svg:y="0.209cm" svg:width="13.367cm" svg:height="7.679cm"/>
          <chart:axis chart:dimension="x" chart:name="primary-x" chart:style-name="ch5">
            <chart:title svg:x="7.663cm" svg:y="8.538cm" chart:style-name="ch6">
              <text:p>radius (deg)</text:p>
            </chart:title>
          </chart:axis>
          <chart:axis chart:dimension="y" chart:name="primary-y" chart:style-name="ch5">
            <chart:title svg:x="0cm" svg:y="4.858cm" chart:style-name="ch7">
              <text:p>time (s)</text:p>
            </chart:title>
            <chart:grid chart:style-name="ch8" chart:class="major"/>
          </chart:axis>
          <chart:series chart:style-name="ch9" chart:values-cell-range-address="Sheet1.Z54:Sheet1.Z60" chart:label-cell-address="Sheet1.Z52:Sheet1.Z52" chart:class="chart:scatter">
            <chart:domain table:cell-range-address="Sheet1.B54:Sheet1.B60"/>
            <chart:data-point chart:repeated="7"/>
          </chart:series>
          <chart:series chart:style-name="ch10" chart:values-cell-range-address="Sheet1.AA54:Sheet1.AA60" chart:label-cell-address="Sheet1.AA52:Sheet1.AA52" chart:class="chart:scatter">
            <chart:data-point chart:repeated="7"/>
          </chart:series>
          <chart:series chart:style-name="ch11" chart:values-cell-range-address="Sheet1.AB54:Sheet1.AB60" chart:label-cell-address="Sheet1.AB52:Sheet1.AB5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Z52:Sheet1.Z52</svg:desc>
                </draw:g>
              </table:table-cell>
              <table:table-cell office:value-type="string">
                <text:p>z=0.015625</text:p>
                <draw:g>
                  <svg:desc>Sheet1.AA52:Sheet1.AA52</svg:desc>
                </draw:g>
              </table:table-cell>
              <table:table-cell office:value-type="string">
                <text:p>z=0.0078125</text:p>
                <draw:g>
                  <svg:desc>Sheet1.AB52:Sheet1.AB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88.778">
                <text:p>188.778</text:p>
                <draw:g>
                  <svg:desc>Sheet1.Z54:Sheet1.Z60</svg:desc>
                </draw:g>
              </table:table-cell>
              <table:table-cell office:value-type="float" office:value="190.294">
                <text:p>190.294</text:p>
                <draw:g>
                  <svg:desc>Sheet1.AA54:Sheet1.AA60</svg:desc>
                </draw:g>
              </table:table-cell>
              <table:table-cell office:value-type="float" office:value="237.837">
                <text:p>237.837</text:p>
                <draw:g>
                  <svg:desc>Sheet1.AB54:Sheet1.A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4.369">
                <text:p>94.369</text:p>
              </table:table-cell>
              <table:table-cell office:value-type="float" office:value="87.993">
                <text:p>87.993</text:p>
              </table:table-cell>
              <table:table-cell office:value-type="float" office:value="72.972">
                <text:p>72.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5.964">
                <text:p>45.964</text:p>
              </table:table-cell>
              <table:table-cell office:value-type="float" office:value="40.045">
                <text:p>40.045</text:p>
              </table:table-cell>
              <table:table-cell office:value-type="float" office:value="34.763">
                <text:p>34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1.871">
                <text:p>21.871</text:p>
              </table:table-cell>
              <table:table-cell office:value-type="float" office:value="17.644">
                <text:p>17.644</text:p>
              </table:table-cell>
              <table:table-cell office:value-type="float" office:value="17.488">
                <text:p>17.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0.664">
                <text:p>10.664</text:p>
              </table:table-cell>
              <table:table-cell office:value-type="float" office:value="8.23">
                <text:p>8.23</text:p>
              </table:table-cell>
              <table:table-cell office:value-type="float" office:value="7.967">
                <text:p>7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6.746">
                <text:p>6.746</text:p>
              </table:table-cell>
              <table:table-cell office:value-type="float" office:value="4.506">
                <text:p>4.50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6.801">
                <text:p>6.801</text:p>
              </table:table-cell>
              <table:table-cell office:value-type="float" office:value="2.666">
                <text:p>2.666</text:p>
              </table:table-cell>
              <table:table-cell office:value-type="float" office:value="2.007">
                <text:p>2.0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4cm" svg:height="9.38cm" xlink:href=".." xlink:type="simple" chart:class="chart:scatter" chart:style-name="ch1">
        <chart:title svg:x="5.384cm" svg:y="0.323cm" chart:style-name="ch2">
          <text:p>Hsql zones - COMPLEX</text:p>
        </chart:title>
        <chart:legend chart:legend-position="end" svg:x="2.467cm" svg:y="1.587cm" style:legend-expansion="custom" chartooo:width="3.673cm" chartooo:height="1.66cm" style:legend-expansion-aspect-ratio="2.21265060240964" chart:style-name="ch3"/>
        <chart:plot-area chart:style-name="ch4" table:cell-range-address="Sheet1.B54:Sheet1.B60 Sheet1.AF52:Sheet1.AH52 Sheet1.AF54:Sheet1.AH60" chart:data-source-has-labels="row" svg:x="0.648cm" svg:y="0.122cm" svg:width="14.27cm" svg:height="8.55cm">
          <chartooo:coordinate-region svg:x="1.455cm" svg:y="0.321cm" svg:width="13.223cm" svg:height="7.704cm"/>
          <chart:axis chart:dimension="x" chart:name="primary-x" chart:style-name="ch5">
            <chart:title svg:x="7.121cm" svg:y="8.675cm" chart:style-name="ch6">
              <text:p>radius (deg)</text:p>
            </chart:title>
          </chart:axis>
          <chart:axis chart:dimension="y" chart:name="primary-y" chart:style-name="ch5">
            <chart:title svg:x="0.144cm" svg:y="4.634cm" chart:style-name="ch7">
              <text:p>time (s)</text:p>
            </chart:title>
            <chart:grid chart:style-name="ch8" chart:class="major"/>
          </chart:axis>
          <chart:series chart:style-name="ch9" chart:values-cell-range-address="Sheet1.AF54:Sheet1.AF60" chart:label-cell-address="Sheet1.AF52:Sheet1.AF52" chart:class="chart:scatter">
            <chart:domain table:cell-range-address="Sheet1.B54:Sheet1.B60"/>
            <chart:data-point chart:repeated="7"/>
          </chart:series>
          <chart:series chart:style-name="ch10" chart:values-cell-range-address="Sheet1.AG54:Sheet1.AG60" chart:label-cell-address="Sheet1.AG52:Sheet1.AG52" chart:class="chart:scatter">
            <chart:data-point chart:repeated="7"/>
          </chart:series>
          <chart:series chart:style-name="ch11" chart:values-cell-range-address="Sheet1.AH54:Sheet1.AH60" chart:label-cell-address="Sheet1.AH52:Sheet1.AH5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=0.03125</text:p>
                <draw:g>
                  <svg:desc>Sheet1.AF52:Sheet1.AF52</svg:desc>
                </draw:g>
              </table:table-cell>
              <table:table-cell office:value-type="string">
                <text:p>z=0.015625</text:p>
                <draw:g>
                  <svg:desc>Sheet1.AG52:Sheet1.AG52</svg:desc>
                </draw:g>
              </table:table-cell>
              <table:table-cell office:value-type="string">
                <text:p>Z=0.0078125</text:p>
                <draw:g>
                  <svg:desc>Sheet1.AH52:Sheet1.A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176.837">
                <text:p>176.837</text:p>
                <draw:g>
                  <svg:desc>Sheet1.AF54:Sheet1.AF60</svg:desc>
                </draw:g>
              </table:table-cell>
              <table:table-cell office:value-type="float" office:value="176.374">
                <text:p>176.374</text:p>
                <draw:g>
                  <svg:desc>Sheet1.AG54:Sheet1.AG60</svg:desc>
                </draw:g>
              </table:table-cell>
              <table:table-cell office:value-type="float" office:value="233.065">
                <text:p>233.065</text:p>
                <draw:g>
                  <svg:desc>Sheet1.AH54:Sheet1.A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88.127">
                <text:p>88.127</text:p>
              </table:table-cell>
              <table:table-cell office:value-type="float" office:value="87.083">
                <text:p>87.083</text:p>
              </table:table-cell>
              <table:table-cell office:value-type="float" office:value="61.717">
                <text:p>61.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4.246">
                <text:p>44.246</text:p>
              </table:table-cell>
              <table:table-cell office:value-type="float" office:value="40.218">
                <text:p>40.218</text:p>
              </table:table-cell>
              <table:table-cell office:value-type="float" office:value="30.738">
                <text:p>30.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0.235">
                <text:p>20.235</text:p>
              </table:table-cell>
              <table:table-cell office:value-type="float" office:value="17.889">
                <text:p>17.88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9.644">
                <text:p>9.644</text:p>
              </table:table-cell>
              <table:table-cell office:value-type="float" office:value="7.779">
                <text:p>7.779</text:p>
              </table:table-cell>
              <table:table-cell office:value-type="float" office:value="6.686">
                <text:p>6.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6.269">
                <text:p>6.269</text:p>
              </table:table-cell>
              <table:table-cell office:value-type="float" office:value="4.524">
                <text:p>4.52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6.237">
                <text:p>6.237</text:p>
              </table:table-cell>
              <table:table-cell office:value-type="float" office:value="2.478">
                <text:p>2.478</text:p>
              </table:table-cell>
              <table:table-cell office:value-type="float" office:value="2.152">
                <text:p>2.1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7cm" svg:height="8.96cm" xlink:href=".." xlink:type="simple" chart:class="chart:scatter" chart:style-name="ch1">
        <chart:title svg:x="5.658cm" svg:y="0.315cm" chart:style-name="ch2">
          <text:p>Database comparison</text:p>
        </chart:title>
        <chart:legend chart:legend-position="end" svg:x="1.628cm" svg:y="0.9cm" style:legend-expansion="custom" chartooo:width="3.619cm" chartooo:height="1.594cm" style:legend-expansion-aspect-ratio="2.27038895859473" chart:style-name="ch3"/>
        <chart:plot-area chart:style-name="ch4" table:cell-range-address="Sheet1.B54:Sheet1.B60 Sheet1.Z50:Sheet1.Z50 Sheet1.AB54:Sheet1.AB60 Sheet1.D50:Sheet1.D50 Sheet1.D54:Sheet1.D60 Sheet1.L50:Sheet1.L50 Sheet1.N54:Sheet1.N60" chart:data-source-has-labels="row" svg:x="0.662cm" svg:y="-0.024cm" svg:width="14.81cm" svg:height="8.352cm">
          <chartooo:coordinate-region svg:x="1.469cm" svg:y="0.175cm" svg:width="13.763cm" svg:height="7.506cm"/>
          <chart:axis chart:dimension="x" chart:name="primary-x" chart:style-name="ch5">
            <chart:title svg:x="7.137cm" svg:y="8.4cm" chart:style-name="ch6">
              <text:p>radius (deg)</text:p>
            </chart:title>
          </chart:axis>
          <chart:axis chart:dimension="y" chart:name="primary-y" chart:style-name="ch5">
            <chart:title svg:x="0.137cm" svg:y="4.685cm" chart:style-name="ch7">
              <text:p>time (s)</text:p>
            </chart:title>
            <chart:grid chart:style-name="ch8" chart:class="major"/>
          </chart:axis>
          <chart:series chart:style-name="ch9" chart:values-cell-range-address="Sheet1.AB54:Sheet1.AB60" chart:label-cell-address="Sheet1.Z50:Sheet1.Z50" chart:class="chart:scatter">
            <chart:domain table:cell-range-address="Sheet1.B54:Sheet1.B60"/>
            <chart:data-point chart:repeated="7"/>
          </chart:series>
          <chart:series chart:style-name="ch10" chart:values-cell-range-address="Sheet1.D54:Sheet1.D60" chart:label-cell-address="Sheet1.D50:Sheet1.D50" chart:class="chart:scatter">
            <chart:data-point chart:repeated="7"/>
          </chart:series>
          <chart:series chart:style-name="ch11" chart:values-cell-range-address="Sheet1.N54:Sheet1.N60" chart:label-cell-address="Sheet1.L50:Sheet1.L50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sqlZone</text:p>
                <draw:g>
                  <svg:desc>Sheet1.Z50:Sheet1.Z50</svg:desc>
                </draw:g>
              </table:table-cell>
              <table:table-cell office:value-type="string">
                <text:p>CQZone</text:p>
                <draw:g>
                  <svg:desc>Sheet1.D50:Sheet1.D50</svg:desc>
                </draw:g>
              </table:table-cell>
              <table:table-cell office:value-type="string">
                <text:p>HsqlHtmid</text:p>
                <draw:g>
                  <svg:desc>Sheet1.L50:Sheet1.L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54:Sheet1.B60</svg:desc>
                </draw:g>
              </table:table-cell>
              <table:table-cell office:value-type="float" office:value="237.837">
                <text:p>237.837</text:p>
                <draw:g>
                  <svg:desc>Sheet1.AB54:Sheet1.AB60</svg:desc>
                </draw:g>
              </table:table-cell>
              <table:table-cell office:value-type="float" office:value="44.22">
                <text:p>44.22</text:p>
                <draw:g>
                  <svg:desc>Sheet1.D54:Sheet1.D60</svg:desc>
                </draw:g>
              </table:table-cell>
              <table:table-cell office:value-type="float" office:value="8.871">
                <text:p>8.871</text:p>
                <draw:g>
                  <svg:desc>Sheet1.N54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72.972">
                <text:p>72.972</text:p>
              </table:table-cell>
              <table:table-cell office:value-type="float" office:value="17.129">
                <text:p>17.129</text:p>
              </table:table-cell>
              <table:table-cell office:value-type="float" office:value="2.544">
                <text:p>2.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4.763">
                <text:p>34.763</text:p>
              </table:table-cell>
              <table:table-cell office:value-type="float" office:value="4.536">
                <text:p>4.536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7.488">
                <text:p>17.488</text:p>
              </table:table-cell>
              <table:table-cell office:value-type="float" office:value="1.844">
                <text:p>1.844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7.967">
                <text:p>7.967</text:p>
              </table:table-cell>
              <table:table-cell office:value-type="float" office:value="1.037">
                <text:p>1.03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2.516">
                <text:p>2.516</text:p>
              </table:table-cell>
              <table:table-cell office:value-type="float" office:value="0.611">
                <text:p>0.61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2.007">
                <text:p>2.007</text:p>
              </table:table-cell>
              <table:table-cell office:value-type="float" office:value="0.553">
                <text:p>0.553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